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office:font-face-decls>
  <office:automatic-styles>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fo:line-height="200%" fo:margin-left="0in" style:page-number="1">
        <style:tab-stops/>
      </style:paragraph-properties>
    </style:style>
    <style:style style:name="P2" style:parent-style-name="Listenabsatz" style:family="paragraph">
      <style:paragraph-properties fo:line-height="200%" fo:margin-left="0in">
        <style:tab-stops/>
      </style:paragraph-properties>
    </style:style>
    <style:style style:name="P3" style:parent-style-name="Listenabsatz" style:family="paragraph">
      <style:paragraph-properties fo:line-height="200%" fo:margin-left="0in">
        <style:tab-stops/>
      </style:paragraph-properties>
    </style:style>
    <style:style style:name="P4" style:parent-style-name="Standard" style:family="paragraph">
      <style:paragraph-properties fo:text-align="center"/>
    </style:style>
    <style:style style:name="T5" style:parent-style-name="Absatz-Standardschriftart" style:family="text">
      <style:text-properties fo:font-size="14pt" style:font-size-asian="14pt" fo:language="de" fo:country="DE"/>
    </style:style>
    <style:style style:name="P6" style:parent-style-name="Standard" style:family="paragraph">
      <style:paragraph-properties fo:text-align="center"/>
    </style:style>
    <style:style style:name="T7" style:parent-style-name="Absatz-Standardschriftart" style:family="text">
      <style:text-properties fo:font-size="14pt" style:font-size-asian="14pt" fo:language="de" fo:country="DE"/>
    </style:style>
    <style:style style:name="P8" style:parent-style-name="Standard" style:family="paragraph">
      <style:paragraph-properties fo:text-align="center"/>
      <style:text-properties fo:font-size="14pt" style:font-size-asian="14pt" fo:language="de" fo:country="DE"/>
    </style:style>
    <style:style style:name="P9" style:parent-style-name="Standard" style:family="paragraph">
      <style:paragraph-properties fo:text-align="center"/>
      <style:text-properties fo:language="de" fo:country="DE"/>
    </style:style>
    <style:style style:name="P10" style:parent-style-name="Standard" style:family="paragraph">
      <style:paragraph-properties fo:text-align="center"/>
      <style:text-properties fo:language="de" fo:country="DE"/>
    </style:style>
    <style:style style:name="P11" style:parent-style-name="Standard" style:family="paragraph">
      <style:paragraph-properties fo:text-align="center"/>
    </style:style>
    <style:style style:name="T12" style:parent-style-name="Absatz-Standardschriftart" style:family="text">
      <style:text-properties fo:font-size="12pt" style:font-size-asian="12pt" fo:language="de" fo:country="DE"/>
    </style:style>
    <style:style style:name="P13" style:parent-style-name="Standard" style:family="paragraph">
      <style:paragraph-properties fo:text-align="center"/>
      <style:text-properties fo:language="de" fo:country="DE"/>
    </style:style>
    <style:style style:name="P14" style:parent-style-name="Standard" style:family="paragraph">
      <style:paragraph-properties fo:text-align="center"/>
      <style:text-properties fo:language="en" fo:country="US"/>
    </style:style>
    <style:style style:name="P15" style:parent-style-name="Standard" style:family="paragraph">
      <style:paragraph-properties fo:text-align="center"/>
      <style:text-properties fo:language="en" fo:country="US"/>
    </style:style>
    <style:style style:name="P16" style:parent-style-name="Standard" style:family="paragraph">
      <style:paragraph-properties fo:text-align="center"/>
      <style:text-properties fo:language="de" fo:country="DE"/>
    </style:style>
    <style:style style:name="P17" style:parent-style-name="Standard" style:family="paragraph">
      <style:paragraph-properties fo:text-align="center"/>
      <style:text-properties fo:language="de" fo:country="DE"/>
    </style:style>
    <style:style style:name="P18" style:parent-style-name="Standard" style:family="paragraph">
      <style:paragraph-properties fo:text-align="center"/>
      <style:text-properties fo:language="de" fo:country="DE"/>
    </style:style>
    <style:style style:name="P19" style:parent-style-name="Standard" style:family="paragraph">
      <style:paragraph-properties fo:text-align="center"/>
      <style:text-properties fo:language="de" fo:country="DE"/>
    </style:style>
    <style:style style:name="P20" style:parent-style-name="Standard" style:family="paragraph">
      <style:paragraph-properties fo:text-align="center"/>
      <style:text-properties fo:language="de" fo:country="DE"/>
    </style:style>
    <style:style style:name="P21" style:parent-style-name="Standard" style:family="paragraph">
      <style:paragraph-properties fo:text-align="center"/>
      <style:text-properties fo:language="de" fo:country="DE"/>
    </style:style>
    <style:style style:name="P22" style:parent-style-name="Standard" style:family="paragraph">
      <style:paragraph-properties fo:text-align="center"/>
      <style:text-properties fo:language="de" fo:country="DE"/>
    </style:style>
    <style:style style:name="P23" style:parent-style-name="Standard" style:family="paragraph">
      <style:paragraph-properties fo:text-align="center"/>
      <style:text-properties fo:language="de" fo:country="DE"/>
    </style:style>
    <style:style style:name="P24" style:parent-style-name="Standard" style:family="paragraph">
      <style:paragraph-properties fo:text-align="center"/>
      <style:text-properties fo:language="de" fo:country="DE"/>
    </style:style>
    <style:style style:name="P25" style:parent-style-name="Standard" style:family="paragraph">
      <style:paragraph-properties fo:text-align="center"/>
      <style:text-properties fo:language="de" fo:country="DE"/>
    </style:style>
    <style:style style:name="P26" style:parent-style-name="Standard" style:family="paragraph">
      <style:paragraph-properties fo:text-align="center"/>
      <style:text-properties fo:language="de" fo:country="DE"/>
    </style:style>
    <style:style style:name="P27" style:parent-style-name="Standard" style:family="paragraph">
      <style:paragraph-properties fo:text-align="center"/>
      <style:text-properties fo:language="de" fo:country="DE"/>
    </style:style>
    <style:style style:name="P28" style:parent-style-name="Standard" style:family="paragraph">
      <style:text-properties fo:language="de" fo:country="DE"/>
    </style:style>
    <style:style style:name="P29" style:parent-style-name="Listenabsatz" style:family="paragraph">
      <style:paragraph-properties fo:text-align="center" fo:line-height="200%" fo:margin-left="0in">
        <style:tab-stops/>
      </style:paragraph-properties>
      <style:text-properties fo:language="de" fo:country="DE"/>
    </style:style>
    <style:style style:name="P30" style:parent-style-name="Listenabsatz" style:family="paragraph">
      <style:paragraph-properties fo:text-align="center" fo:line-height="200%" fo:margin-left="0in">
        <style:tab-stops/>
      </style:paragraph-properties>
      <style:text-properties fo:language="de" fo:country="DE"/>
    </style:style>
    <style:style style:name="P31" style:parent-style-name="Listenabsatz" style:family="paragraph">
      <style:paragraph-properties fo:text-align="center" fo:line-height="150%" fo:margin-left="0in">
        <style:tab-stops/>
      </style:paragraph-properties>
      <style:text-properties fo:language="de" fo:country="DE"/>
    </style:style>
    <style:style style:name="P32" style:parent-style-name="Listenabsatz" style:family="paragraph">
      <style:paragraph-properties fo:break-before="page" fo:text-align="center" fo:line-height="200%" fo:margin-left="0in">
        <style:tab-stops/>
      </style:paragraph-properties>
      <style:text-properties fo:language="de" fo:country="DE"/>
    </style:style>
    <style:style style:name="P33" style:parent-style-name="Listenabsatz" style:family="paragraph">
      <style:paragraph-properties fo:break-before="page" fo:text-align="center" fo:line-height="200%" fo:margin-left="0in">
        <style:tab-stops/>
      </style:paragraph-properties>
      <style:text-properties fo:language="de" fo:country="DE"/>
    </style:style>
    <style:style style:name="P34" style:parent-style-name="Listenabsatz" style:family="paragraph">
      <style:paragraph-properties fo:text-align="center" fo:line-height="200%" fo:margin-left="0in">
        <style:tab-stops/>
      </style:paragraph-properties>
      <style:text-properties fo:language="de" fo:country="DE"/>
    </style:style>
    <style:style style:name="P35" style:parent-style-name="Listenabsatz" style:family="paragraph">
      <style:paragraph-properties fo:text-align="center" fo:line-height="200%" fo:margin-left="0in">
        <style:tab-stops/>
      </style:paragraph-properties>
      <style:text-properties fo:language="de" fo:country="DE"/>
    </style:style>
    <style:style style:name="P36" style:parent-style-name="Listenabsatz" style:family="paragraph">
      <style:paragraph-properties fo:text-align="center" fo:line-height="200%" fo:margin-left="0in">
        <style:tab-stops/>
      </style:paragraph-properties>
      <style:text-properties fo:language="de" fo:country="DE"/>
    </style:style>
    <style:style style:name="P37" style:parent-style-name="Listenabsatz" style:family="paragraph">
      <style:paragraph-properties fo:text-align="center" fo:line-height="200%" fo:margin-left="0in">
        <style:tab-stops/>
      </style:paragraph-properties>
      <style:text-properties fo:language="de" fo:country="DE"/>
    </style:style>
    <style:style style:name="P38" style:parent-style-name="Listenabsatz" style:family="paragraph">
      <style:paragraph-properties fo:text-align="center" fo:line-height="200%" fo:margin-left="0in">
        <style:tab-stops/>
      </style:paragraph-properties>
      <style:text-properties fo:language="de" fo:country="DE"/>
    </style:style>
    <style:style style:name="P39" style:parent-style-name="Listenabsatz" style:family="paragraph">
      <style:paragraph-properties fo:text-align="center" fo:line-height="200%" fo:margin-left="0in">
        <style:tab-stops/>
      </style:paragraph-properties>
      <style:text-properties fo:language="de" fo:country="DE"/>
    </style:style>
    <style:style style:name="P40" style:parent-style-name="Listenabsatz" style:family="paragraph">
      <style:paragraph-properties fo:text-align="center" fo:line-height="200%" fo:margin-left="0in">
        <style:tab-stops/>
      </style:paragraph-properties>
      <style:text-properties fo:language="de" fo:country="DE"/>
    </style:style>
    <style:style style:name="P41" style:parent-style-name="Listenabsatz" style:family="paragraph">
      <style:paragraph-properties fo:text-align="center" fo:line-height="200%" fo:margin-left="0in">
        <style:tab-stops/>
      </style:paragraph-properties>
      <style:text-properties fo:language="de" fo:country="DE"/>
    </style:style>
    <style:style style:name="P42" style:parent-style-name="Listenabsatz" style:family="paragraph">
      <style:paragraph-properties fo:text-align="center" fo:line-height="200%" fo:margin-left="0in">
        <style:tab-stops/>
      </style:paragraph-properties>
      <style:text-properties fo:language="de" fo:country="DE"/>
    </style:style>
    <style:style style:name="P43" style:parent-style-name="Standard" style:family="paragraph">
      <style:text-properties fo:language="de" fo:country="DE"/>
    </style:style>
    <style:style style:name="P44" style:parent-style-name="Standard" style:family="paragraph">
      <style:text-properties fo:language="de" fo:country="DE"/>
    </style:style>
    <style:style style:name="TableColumn46" style:family="table-column">
      <style:table-column-properties style:column-width="1.8868in" style:use-optimal-column-width="false"/>
    </style:style>
    <style:style style:name="TableColumn47" style:family="table-column">
      <style:table-column-properties style:column-width="4.2125in" style:use-optimal-column-width="false"/>
    </style:style>
    <style:style style:name="Table45" style:family="table">
      <style:table-properties style:width="6.0993in" fo:margin-left="0in" table:align="left"/>
    </style:style>
    <style:style style:name="TableRow48" style:family="table-row">
      <style:table-row-properties style:min-row-height="0.2361in" style:use-optimal-row-height="false"/>
    </style:style>
    <style:style style:name="TableCell49" style:family="table-cell">
      <style:table-cell-properties fo:border="none" style:writing-mode="lr-tb" fo:padding-top="0in" fo:padding-left="0.075in" fo:padding-bottom="0in" fo:padding-right="0.075in"/>
    </style:style>
    <style:style style:name="T50" style:parent-style-name="Absatz-Standardschriftart" style:family="text">
      <style:text-properties fo:font-size="14pt" style:font-size-asian="14pt" style:font-size-complex="14pt" fo:language="de" fo:country="DE"/>
    </style:style>
    <style:style style:name="TableCell51" style:family="table-cell">
      <style:table-cell-properties fo:border="none" style:writing-mode="lr-tb" fo:padding-top="0in" fo:padding-left="0.075in" fo:padding-bottom="0in" fo:padding-right="0.075in"/>
    </style:style>
    <style:style style:name="P52" style:parent-style-name="Listenabsatz" style:family="paragraph">
      <style:paragraph-properties fo:margin-bottom="0in" fo:line-height="200%" fo:margin-left="0in">
        <style:tab-stops/>
      </style:paragraph-properties>
    </style:style>
    <style:style style:name="T53" style:parent-style-name="Absatz-Standardschriftart" style:family="text">
      <style:text-properties fo:font-weight="bold" style:font-weight-asian="bold" fo:font-size="14pt" style:font-size-asian="14pt" style:font-size-complex="14pt" fo:language="de" fo:country="DE"/>
    </style:style>
    <style:style style:name="TableRow54" style:family="table-row">
      <style:table-row-properties style:min-row-height="0.2361in" style:use-optimal-row-height="false"/>
    </style:style>
    <style:style style:name="TableCell55" style:family="table-cell">
      <style:table-cell-properties fo:border="none" style:writing-mode="lr-tb" fo:padding-top="0in" fo:padding-left="0.075in" fo:padding-bottom="0in" fo:padding-right="0.075in"/>
    </style:style>
    <style:style style:name="P56"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57" style:family="table-cell">
      <style:table-cell-properties fo:border="none" style:writing-mode="lr-tb" fo:padding-top="0in" fo:padding-left="0.075in" fo:padding-bottom="0in" fo:padding-right="0.075in"/>
    </style:style>
    <style:style style:name="P58" style:parent-style-name="Listenabsatz" style:family="paragraph">
      <style:paragraph-properties fo:margin-bottom="0in" fo:line-height="200%" fo:margin-left="0in">
        <style:tab-stops/>
      </style:paragraph-properties>
    </style:style>
    <style:style style:name="TableRow59" style:family="table-row">
      <style:table-row-properties style:min-row-height="0.2361in" style:use-optimal-row-height="false"/>
    </style:style>
    <style:style style:name="TableCell60" style:family="table-cell">
      <style:table-cell-properties fo:border="none" style:writing-mode="lr-tb" fo:padding-top="0in" fo:padding-left="0.075in" fo:padding-bottom="0in" fo:padding-right="0.075in"/>
    </style:style>
    <style:style style:name="P61"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62" style:family="table-cell">
      <style:table-cell-properties fo:border="none" style:writing-mode="lr-tb" fo:padding-top="0in" fo:padding-left="0.075in" fo:padding-bottom="0in" fo:padding-right="0.075in"/>
    </style:style>
    <style:style style:name="P63" style:parent-style-name="Listenabsatz" style:family="paragraph">
      <style:paragraph-properties fo:margin-bottom="0in" fo:line-height="200%" fo:margin-left="0in">
        <style:tab-stops/>
      </style:paragraph-properties>
    </style:style>
    <style:style style:name="T64" style:parent-style-name="Absatz-Standardschriftart" style:family="text">
      <style:text-properties fo:font-size="14pt" style:font-size-asian="14pt" style:font-size-complex="14pt" fo:language="en" fo:country="US"/>
    </style:style>
    <style:style style:name="TableRow65" style:family="table-row">
      <style:table-row-properties style:min-row-height="0.2361in" style:use-optimal-row-height="false"/>
    </style:style>
    <style:style style:name="TableCell66" style:family="table-cell">
      <style:table-cell-properties fo:border="none" style:writing-mode="lr-tb" fo:padding-top="0in" fo:padding-left="0.075in" fo:padding-bottom="0in" fo:padding-right="0.075in"/>
    </style:style>
    <style:style style:name="P67"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68" style:family="table-cell">
      <style:table-cell-properties fo:border="none" style:writing-mode="lr-tb" fo:padding-top="0in" fo:padding-left="0.075in" fo:padding-bottom="0in" fo:padding-right="0.075in"/>
    </style:style>
    <style:style style:name="P69" style:parent-style-name="Listenabsatz" style:family="paragraph">
      <style:paragraph-properties fo:margin-bottom="0in" fo:line-height="200%" fo:margin-left="0in">
        <style:tab-stops/>
      </style:paragraph-properties>
    </style:style>
    <style:style style:name="TableRow70" style:family="table-row">
      <style:table-row-properties style:min-row-height="0.2361in" style:use-optimal-row-height="false"/>
    </style:style>
    <style:style style:name="TableCell71" style:family="table-cell">
      <style:table-cell-properties fo:border="none" style:writing-mode="lr-tb" fo:padding-top="0in" fo:padding-left="0.075in" fo:padding-bottom="0in" fo:padding-right="0.075in"/>
    </style:style>
    <style:style style:name="T72" style:parent-style-name="Absatz-Standardschriftart" style:family="text">
      <style:text-properties fo:font-size="14pt" style:font-size-asian="14pt" style:font-size-complex="14pt" fo:language="de" fo:country="DE"/>
    </style:style>
    <style:style style:name="TableCell73" style:family="table-cell">
      <style:table-cell-properties fo:border="none" style:writing-mode="lr-tb" fo:padding-top="0in" fo:padding-left="0.075in" fo:padding-bottom="0in" fo:padding-right="0.075in"/>
    </style:style>
    <style:style style:name="P74" style:parent-style-name="Listenabsatz" style:family="paragraph">
      <style:paragraph-properties fo:margin-bottom="0in" fo:line-height="200%" fo:margin-left="0in">
        <style:tab-stops/>
      </style:paragraph-properties>
    </style:style>
    <style:style style:name="T75" style:parent-style-name="Absatz-Standardschriftart" style:family="text">
      <style:text-properties fo:font-weight="bold" style:font-weight-asian="bold" fo:font-size="14pt" style:font-size-asian="14pt" style:font-size-complex="14pt" fo:language="de" fo:country="DE"/>
    </style:style>
    <style:style style:name="TableRow76" style:family="table-row">
      <style:table-row-properties style:min-row-height="0.2361in" style:use-optimal-row-height="false"/>
    </style:style>
    <style:style style:name="TableCell77" style:family="table-cell">
      <style:table-cell-properties fo:border="none" style:writing-mode="lr-tb" fo:padding-top="0in" fo:padding-left="0.075in" fo:padding-bottom="0in" fo:padding-right="0.075in"/>
    </style:style>
    <style:style style:name="P78"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79" style:family="table-cell">
      <style:table-cell-properties fo:border="none" style:writing-mode="lr-tb" fo:padding-top="0in" fo:padding-left="0.075in" fo:padding-bottom="0in" fo:padding-right="0.075in"/>
    </style:style>
    <style:style style:name="P80" style:parent-style-name="Listenabsatz" style:family="paragraph">
      <style:paragraph-properties fo:margin-bottom="0in" fo:line-height="200%" fo:margin-left="0in">
        <style:tab-stops/>
      </style:paragraph-properties>
    </style:style>
    <style:style style:name="TableRow81" style:family="table-row">
      <style:table-row-properties style:min-row-height="0.2361in" style:use-optimal-row-height="false"/>
    </style:style>
    <style:style style:name="TableCell82" style:family="table-cell">
      <style:table-cell-properties fo:border="none" style:writing-mode="lr-tb" fo:padding-top="0in" fo:padding-left="0.075in" fo:padding-bottom="0in" fo:padding-right="0.075in"/>
    </style:style>
    <style:style style:name="P83"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84" style:family="table-cell">
      <style:table-cell-properties fo:border="none" style:writing-mode="lr-tb" fo:padding-top="0in" fo:padding-left="0.075in" fo:padding-bottom="0in" fo:padding-right="0.075in"/>
    </style:style>
    <style:style style:name="P85" style:parent-style-name="Listenabsatz" style:family="paragraph">
      <style:paragraph-properties fo:margin-bottom="0in" fo:line-height="200%" fo:margin-left="0in">
        <style:tab-stops/>
      </style:paragraph-properties>
    </style:style>
    <style:style style:name="TableRow86" style:family="table-row">
      <style:table-row-properties style:min-row-height="0.2361in" style:use-optimal-row-height="false"/>
    </style:style>
    <style:style style:name="TableCell87" style:family="table-cell">
      <style:table-cell-properties fo:border="none" style:writing-mode="lr-tb" fo:padding-top="0in" fo:padding-left="0.075in" fo:padding-bottom="0in" fo:padding-right="0.075in"/>
    </style:style>
    <style:style style:name="TableCell88" style:family="table-cell">
      <style:table-cell-properties fo:border="none" style:writing-mode="lr-tb" fo:padding-top="0in" fo:padding-left="0.075in" fo:padding-bottom="0in" fo:padding-right="0.075in"/>
    </style:style>
    <style:style style:name="P89"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P90" style:parent-style-name="ContentsHeading" style:master-page-name="MP1" style:family="paragraph">
      <style:paragraph-properties fo:break-before="page" fo:margin-top="0in" fo:line-height="150%" style:page-number="1"/>
    </style:style>
    <style:style style:name="P93" style:parent-style-name="Standard" style:master-page-name="MP2" style:family="paragraph">
      <style:paragraph-properties fo:break-before="page" fo:margin-bottom="0.0416in" fo:line-height="150%"/>
    </style:style>
    <style:style style:name="P96" style:parent-style-name="Standard" style:master-page-name="MP3" style:family="paragraph">
      <style:paragraph-properties fo:break-before="page" fo:margin-bottom="0.0416in" fo:line-height="150%"/>
    </style:style>
    <style:style style:name="P99"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00" style:parent-style-name="Hyperlink" style:family="text">
      <style:text-properties fo:language="en" fo:country="US"/>
    </style:style>
    <style:style style:name="T101" style:parent-style-name="Absatz-Standardschriftart" style:family="text">
      <style:text-properties style:font-name="Calibri" style:font-name-asian="Times New Roman" style:font-name-complex="Times New Roman" fo:language="de" fo:country="DE" style:language-asian="de" style:country-asian="DE"/>
    </style:style>
    <style:style style:name="T102" style:parent-style-name="Hyperlink" style:family="text">
      <style:text-properties fo:language="en" fo:country="US"/>
    </style:style>
    <style:style style:name="P103" style:parent-style-name="Verzeichnis2" style:family="paragraph">
      <style:paragraph-properties>
        <style:tab-stops>
          <style:tab-stop style:type="right" style:leader-style="dotted" style:leader-text="." style:position="5.6104in"/>
        </style:tab-stops>
      </style:paragraph-properties>
    </style:style>
    <style:style style:name="P104" style:parent-style-name="Verzeichnis2" style:family="paragraph">
      <style:paragraph-properties>
        <style:tab-stops>
          <style:tab-stop style:type="right" style:leader-style="dotted" style:leader-text="." style:position="5.6104in"/>
        </style:tab-stops>
      </style:paragraph-properties>
    </style:style>
    <style:style style:name="T105" style:parent-style-name="Hyperlink" style:family="text">
      <style:text-properties fo:language="en" fo:country="US"/>
    </style:style>
    <style:style style:name="P106" style:parent-style-name="Verzeichnis2" style:family="paragraph">
      <style:paragraph-properties>
        <style:tab-stops>
          <style:tab-stop style:type="right" style:leader-style="dotted" style:leader-text="." style:position="5.6104in"/>
        </style:tab-stops>
      </style:paragraph-properties>
    </style:style>
    <style:style style:name="T107" style:parent-style-name="Hyperlink" style:family="text">
      <style:text-properties fo:language="en" fo:country="US"/>
    </style:style>
    <style:style style:name="P108" style:parent-style-name="Verzeichnis2" style:family="paragraph">
      <style:paragraph-properties>
        <style:tab-stops>
          <style:tab-stop style:type="right" style:leader-style="dotted" style:leader-text="." style:position="5.6104in"/>
        </style:tab-stops>
      </style:paragraph-properties>
    </style:style>
    <style:style style:name="T109" style:parent-style-name="Hyperlink" style:family="text">
      <style:text-properties fo:language="de" fo:country="DE"/>
    </style:style>
    <style:style style:name="P110" style:parent-style-name="Verzeichnis2" style:family="paragraph">
      <style:paragraph-properties>
        <style:tab-stops>
          <style:tab-stop style:type="right" style:leader-style="dotted" style:leader-text="." style:position="5.6104in"/>
        </style:tab-stops>
      </style:paragraph-properties>
    </style:style>
    <style:style style:name="T111" style:parent-style-name="Hyperlink" style:family="text">
      <style:text-properties fo:language="en" fo:country="US"/>
    </style:style>
    <style:style style:name="P112" style:parent-style-name="Verzeichnis2" style:family="paragraph">
      <style:paragraph-properties>
        <style:tab-stops>
          <style:tab-stop style:type="right" style:leader-style="dotted" style:leader-text="." style:position="5.6104in"/>
        </style:tab-stops>
      </style:paragraph-properties>
    </style:style>
    <style:style style:name="T113" style:parent-style-name="Hyperlink" style:family="text">
      <style:text-properties fo:language="en" fo:country="US"/>
    </style:style>
    <style:style style:name="P114" style:parent-style-name="Verzeichnis2" style:family="paragraph">
      <style:paragraph-properties>
        <style:tab-stops>
          <style:tab-stop style:type="right" style:leader-style="dotted" style:leader-text="." style:position="5.6104in"/>
        </style:tab-stops>
      </style:paragraph-properties>
    </style:style>
    <style:style style:name="P115" style:parent-style-name="Verzeichnis2" style:family="paragraph">
      <style:paragraph-properties>
        <style:tab-stops>
          <style:tab-stop style:type="right" style:leader-style="dotted" style:leader-text="." style:position="5.6104in"/>
        </style:tab-stops>
      </style:paragraph-properties>
    </style:style>
    <style:style style:name="P116" style:parent-style-name="Verzeichnis2" style:family="paragraph">
      <style:paragraph-properties>
        <style:tab-stops>
          <style:tab-stop style:type="right" style:leader-style="dotted" style:leader-text="." style:position="5.6104in"/>
        </style:tab-stops>
      </style:paragraph-properties>
    </style:style>
    <style:style style:name="P117" style:parent-style-name="Verzeichnis2" style:family="paragraph">
      <style:paragraph-properties>
        <style:tab-stops>
          <style:tab-stop style:type="right" style:leader-style="dotted" style:leader-text="." style:position="5.6104in"/>
        </style:tab-stops>
      </style:paragraph-properties>
    </style:style>
    <style:style style:name="P118"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19" style:parent-style-name="Absatz-Standardschriftart" style:family="text">
      <style:text-properties style:font-name="Calibri" style:font-name-asian="Times New Roman" style:font-name-complex="Times New Roman" fo:language="de" fo:country="DE" style:language-asian="de" style:country-asian="DE"/>
    </style:style>
    <style:style style:name="P120"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1" style:parent-style-name="Absatz-Standardschriftart" style:family="text">
      <style:text-properties style:font-name="Calibri" style:font-name-asian="Times New Roman" style:font-name-complex="Times New Roman" fo:language="de" fo:country="DE" style:language-asian="de" style:country-asian="DE"/>
    </style:style>
    <style:style style:name="P122"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3" style:parent-style-name="Absatz-Standardschriftart" style:family="text">
      <style:text-properties style:font-name="Calibri" style:font-name-asian="Times New Roman" style:font-name-complex="Times New Roman" fo:language="de" fo:country="DE" style:language-asian="de" style:country-asian="DE"/>
    </style:style>
    <style:style style:name="P124"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5" style:parent-style-name="Absatz-Standardschriftart" style:family="text">
      <style:text-properties style:font-name="Calibri" style:font-name-asian="Times New Roman" style:font-name-complex="Times New Roman" fo:language="de" fo:country="DE" style:language-asian="de" style:country-asian="DE"/>
    </style:style>
    <style:style style:name="P126" style:parent-style-name="Heading" style:family="paragraph">
      <style:paragraph-properties fo:text-align="center"/>
    </style:style>
    <style:style style:name="P127" style:parent-style-name="Heading" style:master-page-name="MP4" style:family="paragraph">
      <style:paragraph-properties fo:break-before="page" fo:text-align="center"/>
      <style:text-properties fo:font-weight="bold" style:font-weight-asian="bold" style:font-weight-complex="bold"/>
    </style:style>
    <style:style style:name="P130" style:parent-style-name="Textbody" style:family="paragraph">
      <style:paragraph-properties fo:text-align="center"/>
    </style:style>
    <style:style style:name="TableColumn132" style:family="table-column">
      <style:table-column-properties style:column-width="3.0472in" style:use-optimal-column-width="false"/>
    </style:style>
    <style:style style:name="TableColumn133" style:family="table-column">
      <style:table-column-properties style:column-width="3.0479in" style:use-optimal-column-width="false"/>
    </style:style>
    <style:style style:name="Table131" style:family="table">
      <style:table-properties style:width="6.0951in" fo:margin-left="0in" table:align="left"/>
    </style:style>
    <style:style style:name="TableRow134" style:family="table-row">
      <style:table-row-properties style:min-row-height="0.2361in" style:use-optimal-row-height="false"/>
    </style:style>
    <style:style style:name="TableCell135" style:family="table-cell">
      <style:table-cell-properties fo:border-top="0.0069in solid #7F7F7F" fo:border-left="none" fo:border-bottom="none" fo:border-right="none" style:writing-mode="lr-tb" fo:padding-top="0in" fo:padding-left="0.075in" fo:padding-bottom="0in" fo:padding-right="0.075in"/>
    </style:style>
    <style:style style:name="P136" style:parent-style-name="Standard" style:family="paragraph">
      <style:paragraph-properties fo:text-align="center" fo:margin-bottom="0in" fo:line-height="150%"/>
    </style:style>
    <style:style style:name="T137" style:parent-style-name="Absatz-Standardschriftart" style:family="text">
      <style:text-properties fo:font-weight="bold" style:font-weight-asian="bold" style:font-weight-complex="bold" fo:language="de" fo:country="DE"/>
    </style:style>
    <style:style style:name="TableCell138" style:family="table-cell">
      <style:table-cell-properties fo:border-top="0.0069in solid #7F7F7F" fo:border-left="none" fo:border-bottom="none" fo:border-right="none" style:writing-mode="lr-tb" fo:padding-top="0in" fo:padding-left="0.075in" fo:padding-bottom="0in" fo:padding-right="0.075in"/>
    </style:style>
    <style:style style:name="P139" style:parent-style-name="Standard" style:family="paragraph">
      <style:paragraph-properties fo:text-align="center" fo:margin-bottom="0in" fo:line-height="150%"/>
    </style:style>
    <style:style style:name="T140" style:parent-style-name="Absatz-Standardschriftart" style:family="text">
      <style:text-properties fo:font-weight="bold" style:font-weight-asian="bold" style:font-weight-complex="bold" fo:language="de" fo:country="DE"/>
    </style:style>
    <style:style style:name="TableRow141" style:family="table-row">
      <style:table-row-properties style:min-row-height="0.2361in" style:use-optimal-row-height="false"/>
    </style:style>
    <style:style style:name="TableCell142" style:family="table-cell">
      <style:table-cell-properties fo:border="none" style:writing-mode="lr-tb" fo:padding-top="0in" fo:padding-left="0.075in" fo:padding-bottom="0in" fo:padding-right="0.075in"/>
    </style:style>
    <style:style style:name="P143" style:parent-style-name="Standard" style:family="paragraph">
      <style:paragraph-properties fo:margin-bottom="0in" fo:line-height="150%"/>
      <style:text-properties fo:font-size="12pt" style:font-size-asian="12pt" style:font-size-complex="12pt" fo:language="de" fo:country="DE"/>
    </style:style>
    <style:style style:name="TableCell144" style:family="table-cell">
      <style:table-cell-properties fo:border="none" style:writing-mode="lr-tb" fo:padding-top="0in" fo:padding-left="0.075in" fo:padding-bottom="0in" fo:padding-right="0.075in"/>
    </style:style>
    <style:style style:name="P145" style:parent-style-name="Standard" style:family="paragraph">
      <style:paragraph-properties fo:margin-top="0.0833in" fo:margin-bottom="0.0416in" fo:line-height="150%"/>
      <style:text-properties fo:font-size="12pt" style:font-size-asian="12pt" style:font-size-complex="12pt"/>
    </style:style>
    <style:style style:name="TableRow146" style:family="table-row">
      <style:table-row-properties style:min-row-height="0.2361in" style:use-optimal-row-height="false"/>
    </style:style>
    <style:style style:name="TableCell147" style:family="table-cell">
      <style:table-cell-properties fo:border-top="none" fo:border-left="none" fo:border-bottom="0.0069in solid #7F7F7F" fo:border-right="none" style:writing-mode="lr-tb" fo:padding-top="0in" fo:padding-left="0.075in" fo:padding-bottom="0in" fo:padding-right="0.075in"/>
    </style:style>
    <style:style style:name="P148" style:parent-style-name="Standard" style:family="paragraph">
      <style:paragraph-properties fo:margin-bottom="0in" fo:line-height="150%"/>
      <style:text-properties fo:font-size="12pt" style:font-size-asian="12pt" style:font-size-complex="12pt" fo:language="de" fo:country="DE"/>
    </style:style>
    <style:style style:name="TableCell149" style:family="table-cell">
      <style:table-cell-properties fo:border-top="none" fo:border-left="none" fo:border-bottom="0.0069in solid #7F7F7F" fo:border-right="none" style:writing-mode="lr-tb" fo:padding-top="0in" fo:padding-left="0.075in" fo:padding-bottom="0in" fo:padding-right="0.075in"/>
    </style:style>
    <style:style style:name="P150" style:parent-style-name="Standard" style:family="paragraph">
      <style:paragraph-properties fo:margin-top="0.0833in" fo:margin-bottom="0.0416in" fo:line-height="150%"/>
      <style:text-properties fo:font-size="12pt" style:font-size-asian="12pt" style:font-size-complex="12pt"/>
    </style:style>
    <style:style style:name="P151" style:parent-style-name="Standard" style:master-page-name="MP5" style:family="paragraph">
      <style:paragraph-properties fo:break-before="page" fo:line-height="150%"/>
      <style:text-properties fo:language="de" fo:country="DE"/>
    </style:style>
    <style:style style:name="P154" style:parent-style-name="Standard" style:master-page-name="MP6" style:family="paragraph">
      <style:paragraph-properties fo:break-before="page"/>
    </style:style>
    <style:style style:name="P157" style:parent-style-name="Überschrift1" style:master-page-name="MP7" style:list-style-name="WW_OutlineListStyle_13" style:family="paragraph">
      <style:paragraph-properties fo:break-before="page"/>
      <style:text-properties fo:language="en" fo:country="US"/>
    </style:style>
    <style:style style:name="P162" style:parent-style-name="Standard" style:family="paragraph">
      <style:paragraph-properties fo:text-align="justify" fo:margin-top="0.0833in" fo:margin-bottom="0.0416in" fo:line-height="150%"/>
    </style:style>
    <style:style style:name="T163" style:parent-style-name="Absatz-Standardschriftart" style:family="text">
      <style:text-properties fo:font-size="12pt" style:font-size-asian="12pt" style:font-size-complex="12pt" fo:language="en" fo:country="US"/>
    </style:style>
    <style:style style:name="T164" style:parent-style-name="Absatz-Standardschriftart" style:family="text">
      <style:text-properties fo:font-size="12pt" style:font-size-asian="12pt" style:font-size-complex="12pt" fo:language="en" fo:country="US"/>
    </style:style>
    <style:style style:name="P165" style:parent-style-name="Standard" style:family="paragraph">
      <style:paragraph-properties fo:text-align="justify" fo:margin-top="0.0833in" fo:margin-bottom="0.0416in" fo:line-height="150%"/>
      <style:text-properties fo:font-size="12pt" style:font-size-asian="12pt" style:font-size-complex="12pt"/>
    </style:style>
    <style:style style:name="P166" style:parent-style-name="Überschrift2" style:family="paragraph">
      <style:text-properties fo:language="en" fo:country="US"/>
    </style:style>
    <style:style style:name="P167" style:parent-style-name="Standard" style:family="paragraph">
      <style:paragraph-properties fo:text-align="justify" fo:margin-top="0.0833in" fo:margin-bottom="0.0416in" fo:line-height="150%"/>
    </style:style>
    <style:style style:name="T168" style:parent-style-name="Absatz-Standardschriftart" style:family="text">
      <style:text-properties fo:font-size="12pt" style:font-size-asian="12pt" style:font-size-complex="12pt" fo:language="en" fo:country="US"/>
    </style:style>
    <style:style style:name="T169" style:parent-style-name="Absatz-Standardschriftart" style:family="text">
      <style:text-properties fo:font-size="12pt" style:font-size-asian="12pt" style:font-size-complex="12pt" fo:language="en" fo:country="US"/>
    </style:style>
    <style:style style:name="T170" style:parent-style-name="Absatz-Standardschriftart" style:family="text">
      <style:text-properties fo:font-size="12pt" style:font-size-asian="12pt" style:font-size-complex="12pt" fo:language="en" fo:country="US"/>
    </style:style>
    <style:style style:name="T171" style:parent-style-name="Absatz-Standardschriftart" style:family="text">
      <style:text-properties style:text-position="super 66.6%" fo:font-size="12pt" style:font-size-asian="12pt" style:font-size-complex="12pt" fo:language="en" fo:country="US"/>
    </style:style>
    <style:style style:name="T172" style:parent-style-name="Absatz-Standardschriftart" style:family="text">
      <style:text-properties fo:font-size="12pt" style:font-size-asian="12pt" style:font-size-complex="12pt" fo:language="en" fo:country="US"/>
    </style:style>
    <style:style style:name="T173" style:parent-style-name="Absatz-Standardschriftart" style:family="text">
      <style:text-properties fo:font-size="12pt" style:font-size-asian="12pt" style:font-size-complex="12pt" fo:language="en" fo:country="US"/>
    </style:style>
    <style:style style:name="T174" style:parent-style-name="Absatz-Standardschriftart" style:family="text">
      <style:text-properties fo:font-style="italic" style:font-style-asian="italic" style:font-style-complex="italic" fo:font-size="12pt" style:font-size-asian="12pt" style:font-size-complex="12pt" fo:language="en" fo:country="US"/>
    </style:style>
    <style:style style:name="T175" style:parent-style-name="Absatz-Standardschriftart" style:family="text">
      <style:text-properties fo:font-size="12pt" style:font-size-asian="12pt" style:font-size-complex="12pt" fo:language="en" fo:country="US"/>
    </style:style>
    <style:style style:name="T176" style:parent-style-name="Absatz-Standardschriftart" style:family="text">
      <style:text-properties fo:font-size="12pt" style:font-size-asian="12pt" style:font-size-complex="12pt" fo:language="en" fo:country="US"/>
    </style:style>
    <style:style style:name="T177" style:parent-style-name="Absatz-Standardschriftart" style:family="text">
      <style:text-properties fo:font-size="12pt" style:font-size-asian="12pt" style:font-size-complex="12pt" fo:language="en" fo:country="US"/>
    </style:style>
    <style:style style:name="T178" style:parent-style-name="Absatz-Standardschriftart" style:family="text">
      <style:text-properties fo:font-size="12pt" style:font-size-asian="12pt" style:font-size-complex="12pt" fo:language="en" fo:country="US"/>
    </style:style>
    <style:style style:name="T179" style:parent-style-name="Absatz-Standardschriftart" style:family="text">
      <style:text-properties fo:font-size="12pt" style:font-size-asian="12pt" style:font-size-complex="12pt" fo:language="en" fo:country="US"/>
    </style:style>
    <style:style style:name="T180" style:parent-style-name="Absatz-Standardschriftart" style:family="text">
      <style:text-properties fo:font-size="12pt" style:font-size-asian="12pt" style:font-size-complex="12pt" fo:language="en" fo:country="US"/>
    </style:style>
    <style:style style:name="T181" style:parent-style-name="Absatz-Standardschriftart" style:family="text">
      <style:text-properties fo:font-size="12pt" style:font-size-asian="12pt" style:font-size-complex="12pt" fo:language="en" fo:country="US"/>
    </style:style>
    <style:style style:name="T182" style:parent-style-name="Absatz-Standardschriftart" style:family="text">
      <style:text-properties fo:font-size="12pt" style:font-size-asian="12pt" style:font-size-complex="12pt" fo:language="en" fo:country="US"/>
    </style:style>
    <style:style style:name="P183" style:parent-style-name="Standard" style:family="paragraph">
      <style:paragraph-properties fo:text-align="justify" fo:margin-top="0.0833in" fo:margin-bottom="0.0416in" fo:line-height="150%"/>
    </style:style>
    <style:style style:name="T184" style:parent-style-name="Absatz-Standardschriftart" style:family="text">
      <style:text-properties fo:language="en" fo:country="US"/>
    </style:style>
    <style:style style:name="P185" style:parent-style-name="Standard" style:family="paragraph">
      <style:paragraph-properties fo:text-align="justify" fo:margin-top="0.0833in" fo:margin-bottom="0.0416in" fo:line-height="150%"/>
    </style:style>
    <style:style style:name="P186" style:parent-style-name="Standard" style:family="paragraph">
      <style:paragraph-properties fo:text-align="justify" fo:margin-top="0.0833in" fo:margin-bottom="0.0416in" fo:line-height="150%"/>
    </style:style>
    <style:style style:name="T187" style:parent-style-name="Absatz-Standardschriftart" style:family="text">
      <style:text-properties fo:color="#C9211E" fo:font-size="12pt" style:font-size-asian="12pt" style:font-size-complex="12pt" fo:language="en" fo:country="US"/>
    </style:style>
    <style:style style:name="T188" style:parent-style-name="Absatz-Standardschriftart" style:family="text">
      <style:text-properties fo:color="#C9211E" fo:font-size="12pt" style:font-size-asian="12pt" style:font-size-complex="12pt" fo:language="en" fo:country="US"/>
    </style:style>
    <style:style style:name="T189" style:parent-style-name="Absatz-Standardschriftart" style:family="text">
      <style:text-properties fo:color="#C9211E" fo:font-size="12pt" style:font-size-asian="12pt" style:font-size-complex="12pt" fo:language="en" fo:country="US"/>
    </style:style>
    <style:style style:name="T190" style:parent-style-name="Absatz-Standardschriftart" style:family="text">
      <style:text-properties fo:color="#000000" fo:font-size="12pt" style:font-size-asian="12pt" style:font-size-complex="12pt" fo:language="de" fo:country="DE"/>
    </style:style>
    <style:style style:name="P191" style:parent-style-name="Standard" style:family="paragraph">
      <style:paragraph-properties fo:text-align="justify" fo:margin-top="0.0833in" fo:margin-bottom="0.0416in" fo:line-height="150%"/>
      <style:text-properties fo:color="#C9211E" fo:language="de" fo:country="DE"/>
    </style:style>
    <style:style style:name="P192" style:parent-style-name="Standard" style:family="paragraph">
      <style:paragraph-properties fo:text-align="justify" fo:margin-top="0.0833in" fo:margin-bottom="0.0416in" fo:line-height="150%"/>
    </style:style>
    <style:style style:name="T193" style:parent-style-name="Absatz-Standardschriftart" style:family="text">
      <style:text-properties fo:color="#000000" fo:font-size="12pt" style:font-size-asian="12pt" style:font-size-complex="12pt" fo:language="de" fo:country="DE"/>
    </style:style>
    <style:style style:name="P194" style:parent-style-name="Standard" style:family="paragraph">
      <style:paragraph-properties fo:text-align="justify" fo:margin-top="0.0833in" fo:margin-bottom="0.0416in" fo:line-height="150%"/>
    </style:style>
    <style:style style:name="T195" style:parent-style-name="Absatz-Standardschriftart" style:family="text">
      <style:text-properties fo:color="#000000" fo:font-size="12pt" style:font-size-asian="12pt" style:font-size-complex="12pt" fo:language="de" fo:country="DE"/>
    </style:style>
    <style:style style:name="P196" style:parent-style-name="Standard" style:family="paragraph">
      <style:paragraph-properties fo:text-align="justify" fo:margin-top="0.0833in" fo:margin-bottom="0.0416in" fo:line-height="150%"/>
      <style:text-properties fo:language="de" fo:country="DE"/>
    </style:style>
    <style:style style:name="P197" style:parent-style-name="Überschrift2" style:family="paragraph">
      <style:text-properties fo:language="de" fo:country="DE"/>
    </style:style>
    <style:style style:name="P198" style:parent-style-name="Standard" style:family="paragraph">
      <style:paragraph-properties fo:margin-top="0.0833in" fo:margin-bottom="0.0416in" fo:line-height="150%"/>
    </style:style>
    <style:style style:name="T199" style:parent-style-name="Absatz-Standardschriftart" style:family="text">
      <style:text-properties fo:font-size="12pt" style:font-size-asian="12pt" style:font-size-complex="12pt" fo:language="en" fo:country="US"/>
    </style:style>
    <style:style style:name="T200" style:parent-style-name="Absatz-Standardschriftart" style:family="text">
      <style:text-properties fo:font-size="12pt" style:font-size-asian="12pt" style:font-size-complex="12pt" fo:language="en" fo:country="US"/>
    </style:style>
    <style:style style:name="P201" style:parent-style-name="Standard" style:family="paragraph">
      <style:paragraph-properties fo:margin-top="0.0833in" fo:margin-bottom="0.0416in" fo:line-height="150%"/>
      <style:text-properties fo:font-size="12pt" style:font-size-asian="12pt" style:font-size-complex="12pt"/>
    </style:style>
    <style:style style:name="P202" style:parent-style-name="Überschrift2" style:family="paragraph">
      <style:text-properties fo:language="en" fo:country="US"/>
    </style:style>
    <style:style style:name="P203" style:parent-style-name="Standard" style:family="paragraph">
      <style:paragraph-properties fo:margin-top="0.0833in" fo:margin-bottom="0.0416in" fo:line-height="150%"/>
      <style:text-properties fo:font-size="12pt" style:font-size-asian="12pt" style:font-size-complex="12pt" fo:language="en" fo:country="US"/>
    </style:style>
    <style:style style:name="P204" style:parent-style-name="Standard" style:family="paragraph">
      <style:paragraph-properties fo:margin-top="0.0833in" fo:margin-bottom="0.0416in" fo:line-height="150%"/>
      <style:text-properties fo:font-size="12pt" style:font-size-asian="12pt" style:font-size-complex="12pt" fo:language="de" fo:country="DE"/>
    </style:style>
    <style:style style:name="P205" style:parent-style-name="Standard" style:family="paragraph">
      <style:paragraph-properties fo:margin-top="0.0833in" fo:margin-bottom="0.0416in" fo:line-height="150%"/>
      <style:text-properties fo:font-size="12pt" style:font-size-asian="12pt" style:font-size-complex="12pt" fo:language="de" fo:country="DE"/>
    </style:style>
    <style:style style:name="P206" style:parent-style-name="Standard" style:family="paragraph">
      <style:text-properties fo:font-size="12pt" style:font-size-asian="12pt" style:font-size-complex="12pt" fo:language="de" fo:country="DE"/>
    </style:style>
    <style:style style:name="T207" style:parent-style-name="Absatz-Standardschriftart" style:family="text">
      <style:text-properties fo:language="en" fo:country="US"/>
    </style:style>
    <style:style style:name="T208" style:parent-style-name="Absatz-Standardschriftart" style:family="text">
      <style:text-properties fo:language="en" fo:country="US"/>
    </style:style>
    <style:style style:name="P209" style:parent-style-name="Standard" style:family="paragraph">
      <style:paragraph-properties fo:margin-top="0.0833in" fo:margin-bottom="0.0416in" fo:line-height="150%"/>
      <style:text-properties fo:font-size="12pt" style:font-size-asian="12pt" style:font-size-complex="12pt" fo:language="en" fo:country="US"/>
    </style:style>
    <style:style style:name="P210" style:parent-style-name="Standard" style:family="paragraph">
      <style:paragraph-properties fo:margin-top="0.0833in" fo:margin-bottom="0.0416in" fo:line-height="150%"/>
      <style:text-properties fo:font-size="12pt" style:font-size-asian="12pt" style:font-size-complex="12pt"/>
    </style:style>
    <style:style style:name="P211" style:parent-style-name="Standard" style:family="paragraph">
      <style:paragraph-properties fo:margin-top="0.0833in" fo:margin-bottom="0.0416in" fo:line-height="150%"/>
      <style:text-properties fo:font-size="12pt" style:font-size-asian="12pt" style:font-size-complex="12pt"/>
    </style:style>
    <style:style style:name="P21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4" style:parent-style-name="Standard" style:family="paragraph">
      <style:paragraph-properties fo:text-align="justify" fo:margin-top="0.0833in" fo:margin-bottom="0.0416in" fo:line-height="150%"/>
    </style:style>
    <style:style style:name="T215" style:parent-style-name="Absatz-Standardschriftart" style:family="text">
      <style:text-properties fo:font-size="12pt" style:font-size-asian="12pt" style:font-size-complex="12pt" fo:language="en" fo:country="US"/>
    </style:style>
    <style:style style:name="T216" style:parent-style-name="Absatz-Standardschriftart" style:family="text">
      <style:text-properties fo:font-size="12pt" style:font-size-asian="12pt" style:font-size-complex="12pt" fo:language="de" fo:country="DE"/>
    </style:style>
    <style:style style:name="T217" style:parent-style-name="Absatz-Standardschriftart" style:family="text">
      <style:text-properties fo:font-size="12pt" style:font-size-asian="12pt" style:font-size-complex="12pt" fo:language="en" fo:country="US"/>
    </style:style>
    <style:style style:name="T218" style:parent-style-name="Absatz-Standardschriftart" style:family="text">
      <style:text-properties fo:font-size="12pt" style:font-size-asian="12pt" style:font-size-complex="12pt" fo:language="en" fo:country="US"/>
    </style:style>
    <style:style style:name="P21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2" style:parent-style-name="Standard" style:family="paragraph">
      <style:paragraph-properties fo:text-align="justify" fo:margin-top="0.0833in" fo:margin-bottom="0.0416in" fo:line-height="150%"/>
    </style:style>
    <style:style style:name="T223" style:parent-style-name="Absatz-Standardschriftart" style:family="text">
      <style:text-properties fo:font-size="12pt" style:font-size-asian="12pt" style:font-size-complex="12pt" fo:language="en" fo:country="US"/>
    </style:style>
    <style:style style:name="T224" style:parent-style-name="Absatz-Standardschriftart" style:family="text">
      <style:text-properties fo:font-size="12pt" style:font-size-asian="12pt" style:font-size-complex="12pt" fo:language="de" fo:country="DE"/>
    </style:style>
    <style:style style:name="T225" style:parent-style-name="Absatz-Standardschriftart" style:family="text">
      <style:text-properties fo:font-size="12pt" style:font-size-asian="12pt" style:font-size-complex="12pt" fo:language="en" fo:country="US"/>
    </style:style>
    <style:style style:name="T226" style:parent-style-name="Absatz-Standardschriftart" style:family="text">
      <style:text-properties fo:font-size="12pt" style:font-size-asian="12pt" style:font-size-complex="12pt" fo:language="en" fo:country="US"/>
    </style:style>
    <style:style style:name="P22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1" style:parent-style-name="Standard" style:family="paragraph">
      <style:paragraph-properties fo:text-align="justify" fo:margin-top="0.0833in" fo:margin-bottom="0.0416in" fo:line-height="150%"/>
    </style:style>
    <style:style style:name="T242" style:parent-style-name="Absatz-Standardschriftart" style:family="text">
      <style:text-properties fo:font-size="12pt" style:font-size-asian="12pt" style:font-size-complex="12pt" fo:language="en" fo:country="US"/>
    </style:style>
    <style:style style:name="T243" style:parent-style-name="Absatz-Standardschriftart" style:family="text">
      <style:text-properties fo:font-size="12pt" style:font-size-asian="12pt" style:font-size-complex="12pt" fo:language="de" fo:country="DE"/>
    </style:style>
    <style:style style:name="T244" style:parent-style-name="Absatz-Standardschriftart" style:family="text">
      <style:text-properties fo:font-size="12pt" style:font-size-asian="12pt" style:font-size-complex="12pt" fo:language="en" fo:country="US"/>
    </style:style>
    <style:style style:name="P24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9" style:parent-style-name="Standard" style:family="paragraph">
      <style:paragraph-properties fo:text-align="justify" fo:margin-top="0.0833in" fo:margin-bottom="0.0416in" fo:line-height="150%"/>
    </style:style>
    <style:style style:name="T250" style:parent-style-name="Absatz-Standardschriftart" style:family="text">
      <style:text-properties fo:font-size="12pt" style:font-size-asian="12pt" style:font-size-complex="12pt" fo:language="en" fo:country="US"/>
    </style:style>
    <style:style style:name="T251" style:parent-style-name="Absatz-Standardschriftart" style:family="text">
      <style:text-properties fo:font-size="12pt" style:font-size-asian="12pt" style:font-size-complex="12pt" fo:language="en" fo:country="US"/>
    </style:style>
    <style:style style:name="T252" style:parent-style-name="Absatz-Standardschriftart" style:family="text">
      <style:text-properties fo:font-size="12pt" style:font-size-asian="12pt" style:font-size-complex="12pt" fo:language="de" fo:country="DE"/>
    </style:style>
    <style:style style:name="T253" style:parent-style-name="Absatz-Standardschriftart" style:family="text">
      <style:text-properties fo:font-size="12pt" style:font-size-asian="12pt" style:font-size-complex="12pt" fo:language="de" fo:country="DE"/>
    </style:style>
    <style:style style:name="P25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1" style:parent-style-name="Standard" style:family="paragraph">
      <style:paragraph-properties fo:text-align="justify" fo:margin-top="0.0833in" fo:margin-bottom="0.0416in" fo:line-height="150%"/>
      <style:text-properties fo:font-weight="bold" style:font-weight-asian="bold" style:font-weight-complex="bold" fo:font-size="12pt" style:font-size-asian="12pt" style:font-size-complex="12pt" fo:language="en" fo:country="US"/>
    </style:style>
    <style:style style:name="P26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3" style:parent-style-name="Standard" style:family="paragraph">
      <style:paragraph-properties fo:text-align="justify" fo:margin-top="0.0833in" fo:margin-bottom="0.0416in" fo:line-height="150%"/>
      <style:text-properties fo:font-weight="bold" style:font-weight-asian="bold" style:font-weight-complex="bold" fo:font-size="12pt" style:font-size-asian="12pt" style:font-size-complex="12pt" fo:language="en" fo:country="US"/>
    </style:style>
    <style:style style:name="P26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8" style:parent-style-name="Standard" style:master-page-name="MP8" style:family="paragraph">
      <style:paragraph-properties fo:widows="0" fo:orphans="0" fo:break-before="page" fo:margin-bottom="0in"/>
    </style:style>
    <style:style style:name="T273" style:parent-style-name="Fett" style:family="text">
      <style:text-properties fo:font-weight="bold" style:font-weight-asian="bold" style:font-weight-complex="normal"/>
    </style:style>
    <style:style style:name="P274" style:parent-style-name="Standard" style:family="paragraph">
      <style:paragraph-properties fo:widows="0" fo:orphans="0" fo:text-align="justify" fo:margin-bottom="0in" fo:line-height="150%"/>
      <style:text-properties fo:font-size="12pt" style:font-size-asian="12pt" style:font-size-complex="12pt"/>
    </style:style>
    <style:style style:name="P275" style:parent-style-name="Überschrift2" style:family="paragraph">
      <style:paragraph-properties fo:line-height="150%"/>
    </style:style>
    <style:style style:name="P276" style:parent-style-name="Standard" style:family="paragraph">
      <style:paragraph-properties fo:widows="0" fo:orphans="0" fo:margin-bottom="0in" fo:line-height="150%"/>
    </style:style>
    <style:style style:name="P277" style:parent-style-name="Standard" style:family="paragraph">
      <style:paragraph-properties fo:widows="0" fo:orphans="0" fo:text-align="justify" fo:margin-bottom="0in" fo:line-height="150%"/>
    </style:style>
    <style:style style:name="P278" style:parent-style-name="Standard" style:family="paragraph">
      <style:paragraph-properties fo:widows="0" fo:orphans="0" fo:margin-bottom="0in" fo:line-height="150%"/>
    </style:style>
    <style:style style:name="P279" style:parent-style-name="Listenabsatz" style:family="paragraph">
      <style:paragraph-properties fo:widows="0" fo:orphans="0" fo:margin-bottom="0in" fo:line-height="150%"/>
      <style:text-properties fo:language="en" fo:country="US"/>
    </style:style>
    <style:style style:name="P280" style:parent-style-name="Überschrift2" style:family="paragraph">
      <style:paragraph-properties fo:line-height="150%"/>
      <style:text-properties fo:language="en" fo:country="US"/>
    </style:style>
    <style:style style:name="P281" style:parent-style-name="Standard" style:family="paragraph">
      <style:paragraph-properties fo:widows="0" fo:orphans="0" fo:text-align="justify" fo:margin-bottom="0in" fo:line-height="150%"/>
      <style:text-properties fo:language="en" fo:country="US"/>
    </style:style>
    <style:style style:name="P282" style:parent-style-name="Standard" style:family="paragraph">
      <style:paragraph-properties fo:widows="0" fo:orphans="0" fo:text-align="justify" fo:margin-bottom="0in" fo:line-height="150%"/>
    </style:style>
    <style:style style:name="T283" style:parent-style-name="Absatz-Standardschriftart" style:family="text">
      <style:text-properties fo:font-weight="bold" style:font-weight-asian="bold"/>
    </style:style>
    <style:style style:name="P284" style:parent-style-name="Standard" style:family="paragraph">
      <style:paragraph-properties fo:widows="0" fo:orphans="0" fo:margin-bottom="0in" fo:line-height="150%"/>
      <style:text-properties fo:language="en" fo:country="US"/>
    </style:style>
    <style:style style:name="P285" style:parent-style-name="Überschrift2" style:family="paragraph">
      <style:paragraph-properties fo:line-height="150%"/>
      <style:text-properties fo:language="en" fo:country="US"/>
    </style:style>
    <style:style style:name="P286" style:parent-style-name="Standard" style:family="paragraph">
      <style:paragraph-properties fo:widows="0" fo:orphans="0" fo:text-align="justify" fo:margin-bottom="0in" fo:line-height="150%"/>
      <style:text-properties fo:language="en" fo:country="US"/>
    </style:style>
    <style:style style:name="P287" style:parent-style-name="Standard" style:family="paragraph">
      <style:paragraph-properties fo:widows="0" fo:orphans="0" fo:text-align="justify" fo:margin-bottom="0in"/>
      <style:text-properties fo:language="en" fo:country="US"/>
    </style:style>
    <style:style style:name="P288" style:parent-style-name="Überschrift3" style:family="paragraph">
      <style:text-properties fo:language="en" fo:country="US"/>
    </style:style>
    <style:style style:name="P289" style:parent-style-name="Standard" style:family="paragraph">
      <style:paragraph-properties fo:widows="0" fo:orphans="0" fo:text-align="justify" fo:margin-bottom="0in"/>
      <style:text-properties fo:language="en" fo:country="US"/>
    </style:style>
    <style:style style:name="P290" style:parent-style-name="Überschrift3" style:family="paragraph">
      <style:text-properties fo:language="en" fo:country="US"/>
    </style:style>
    <style:style style:name="P291" style:parent-style-name="Standard" style:family="paragraph">
      <style:paragraph-properties fo:widows="0" fo:orphans="0" fo:text-align="justify" fo:margin-bottom="0in"/>
      <style:text-properties fo:language="en" fo:country="US"/>
    </style:style>
    <style:style style:name="P292" style:parent-style-name="Überschrift3" style:family="paragraph">
      <style:text-properties fo:language="en" fo:country="US"/>
    </style:style>
    <style:style style:name="P293" style:parent-style-name="Standard" style:family="paragraph">
      <style:paragraph-properties fo:widows="0" fo:orphans="0" fo:margin-bottom="0in"/>
      <style:text-properties fo:language="en" fo:country="US"/>
    </style:style>
    <style:style style:name="P294" style:parent-style-name="Standard" style:family="paragraph">
      <style:paragraph-properties fo:widows="0" fo:orphans="0" fo:margin-bottom="0in"/>
      <style:text-properties fo:language="en" fo:country="US"/>
    </style:style>
    <style:style style:name="P295" style:parent-style-name="Listenabsatz" style:list-style-name="LFO32" style:family="paragraph">
      <style:paragraph-properties fo:widows="0" fo:orphans="0" fo:margin-bottom="0in"/>
      <style:text-properties fo:language="de" fo:country="DE"/>
    </style:style>
    <style:style style:name="P296" style:parent-style-name="Listenabsatz" style:list-style-name="LFO32" style:family="paragraph">
      <style:paragraph-properties fo:widows="0" fo:orphans="0" fo:margin-bottom="0in"/>
      <style:text-properties fo:language="de" fo:country="DE"/>
    </style:style>
    <style:style style:name="P297" style:parent-style-name="Listenabsatz" style:list-style-name="LFO32" style:family="paragraph">
      <style:paragraph-properties fo:widows="0" fo:orphans="0" fo:margin-bottom="0in"/>
      <style:text-properties fo:language="de" fo:country="DE"/>
    </style:style>
    <style:style style:name="P298" style:parent-style-name="Listenabsatz" style:list-style-name="LFO32" style:family="paragraph">
      <style:paragraph-properties fo:widows="0" fo:orphans="0" fo:margin-bottom="0in"/>
      <style:text-properties fo:language="de" fo:country="DE"/>
    </style:style>
    <style:style style:name="P299" style:parent-style-name="Listenabsatz" style:list-style-name="LFO32" style:family="paragraph">
      <style:paragraph-properties fo:widows="0" fo:orphans="0" fo:margin-bottom="0in"/>
      <style:text-properties fo:language="de" fo:country="DE"/>
    </style:style>
    <style:style style:name="P300" style:parent-style-name="Listenabsatz" style:list-style-name="LFO32" style:family="paragraph">
      <style:paragraph-properties fo:widows="0" fo:orphans="0" fo:margin-bottom="0in"/>
      <style:text-properties fo:language="de" fo:country="DE"/>
    </style:style>
    <style:style style:name="P301" style:parent-style-name="Standard" style:family="paragraph">
      <style:paragraph-properties fo:widows="0" fo:orphans="0" fo:margin-bottom="0in"/>
      <style:text-properties fo:language="de" fo:country="DE"/>
    </style:style>
    <style:style style:name="P302" style:parent-style-name="Standard" style:family="paragraph">
      <style:paragraph-properties style:vertical-align="auto" fo:margin-bottom="0in"/>
      <style:text-properties fo:hyphenate="true"/>
    </style:style>
    <style:style style:name="T303" style:parent-style-name="Absatz-Standardschriftart" style:family="text">
      <style:text-properties style:font-name="Tahoma" style:font-name-asian="Times New Roman" style:font-name-complex="Tahoma" fo:language="de" fo:country="DE" style:language-asian="de" style:country-asian="DE"/>
    </style:style>
    <style:style style:name="P304" style:parent-style-name="Standard" style:family="paragraph">
      <style:paragraph-properties style:vertical-align="auto" fo:margin-bottom="0in"/>
      <style:text-properties fo:hyphenate="true"/>
    </style:style>
    <style:style style:name="T305" style:parent-style-name="Absatz-Standardschriftart" style:family="text">
      <style:text-properties style:font-name="Tahoma" style:font-name-asian="Times New Roman" style:font-name-complex="Tahoma" fo:language="en" fo:country="US" style:language-asian="de" style:country-asian="DE"/>
    </style:style>
    <style:style style:name="T306" style:parent-style-name="Absatz-Standardschriftart" style:family="text">
      <style:text-properties style:font-name="Tahoma" style:font-name-asian="Times New Roman" style:font-name-complex="Tahoma" fo:language="en" fo:country="US" style:language-asian="de" style:country-asian="DE"/>
    </style:style>
    <style:style style:name="P307"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en" fo:country="US" style:language-asian="de" style:country-asian="DE" fo:hyphenate="true"/>
    </style:style>
    <style:style style:name="P308" style:parent-style-name="Standard" style:family="paragraph">
      <style:paragraph-properties style:vertical-align="auto" fo:margin-bottom="0in"/>
      <style:text-properties fo:hyphenate="true"/>
    </style:style>
    <style:style style:name="T309" style:parent-style-name="Absatz-Standardschriftart" style:family="text">
      <style:text-properties style:font-name="Tahoma" style:font-name-asian="Times New Roman" style:font-name-complex="Tahoma" fo:language="de" fo:country="DE" style:language-asian="de" style:country-asian="DE"/>
    </style:style>
    <style:style style:name="T310" style:parent-style-name="Absatz-Standardschriftart" style:family="text">
      <style:text-properties style:font-name="Tahoma" style:font-name-asian="Times New Roman" style:font-name-complex="Tahoma" fo:language="de" fo:country="DE" style:language-asian="de" style:country-asian="DE"/>
    </style:style>
    <style:style style:name="P311"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de" fo:country="DE" style:language-asian="de" style:country-asian="DE" fo:hyphenate="true"/>
    </style:style>
    <style:style style:name="P312" style:parent-style-name="Standard" style:family="paragraph">
      <style:paragraph-properties style:vertical-align="auto" fo:margin-bottom="0in"/>
      <style:text-properties fo:hyphenate="true"/>
    </style:style>
    <style:style style:name="T313" style:parent-style-name="Absatz-Standardschriftart" style:family="text">
      <style:text-properties style:font-name="Tahoma" style:font-name-asian="Times New Roman" style:font-name-complex="Tahoma" fo:language="de" fo:country="DE" style:language-asian="de" style:country-asian="DE"/>
    </style:style>
    <style:style style:name="T314" style:parent-style-name="Absatz-Standardschriftart" style:family="text">
      <style:text-properties style:font-name="Tahoma" style:font-name-asian="Times New Roman" style:font-name-complex="Tahoma" fo:language="de" fo:country="DE" style:language-asian="de" style:country-asian="DE"/>
    </style:style>
    <style:style style:name="P315" style:parent-style-name="Standard" style:family="paragraph">
      <style:paragraph-properties style:vertical-align="auto" fo:margin-bottom="0in"/>
      <style:text-properties fo:hyphenate="true"/>
    </style:style>
    <style:style style:name="T316" style:parent-style-name="Absatz-Standardschriftart" style:family="text">
      <style:text-properties style:font-name="Tahoma" style:font-name-asian="Times New Roman" style:font-name-complex="Tahoma" fo:language="de" fo:country="DE" style:language-asian="de" style:country-asian="DE"/>
    </style:style>
    <style:style style:name="P317" style:parent-style-name="Standard" style:family="paragraph">
      <style:paragraph-properties style:vertical-align="auto" fo:margin-bottom="0in"/>
      <style:text-properties fo:hyphenate="true"/>
    </style:style>
    <style:style style:name="T318" style:parent-style-name="Absatz-Standardschriftart" style:family="text">
      <style:text-properties style:font-name="Tahoma" style:font-name-asian="Times New Roman" style:font-name-complex="Tahoma" fo:language="de" fo:country="DE" style:language-asian="de" style:country-asian="DE"/>
    </style:style>
    <style:style style:name="P319" style:parent-style-name="Standard" style:family="paragraph">
      <style:paragraph-properties style:vertical-align="auto" fo:margin-bottom="0in"/>
      <style:text-properties fo:hyphenate="true"/>
    </style:style>
    <style:style style:name="T320" style:parent-style-name="Absatz-Standardschriftart" style:family="text">
      <style:text-properties style:font-name="Tahoma" style:font-name-asian="Times New Roman" style:font-name-complex="Tahoma" fo:language="de" fo:country="DE" style:language-asian="de" style:country-asian="DE"/>
    </style:style>
    <style:style style:name="P321"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de" fo:country="DE" style:language-asian="de" style:country-asian="DE" fo:hyphenate="true"/>
    </style:style>
    <style:style style:name="P322" style:parent-style-name="Standard" style:family="paragraph">
      <style:paragraph-properties style:vertical-align="auto" fo:margin-bottom="0in"/>
      <style:text-properties fo:hyphenate="true"/>
    </style:style>
    <style:style style:name="T323" style:parent-style-name="Absatz-Standardschriftart" style:family="text">
      <style:text-properties style:font-name="Tahoma" style:font-name-asian="Times New Roman" style:font-name-complex="Tahoma" fo:language="de" fo:country="DE" style:language-asian="de" style:country-asian="DE"/>
    </style:style>
    <style:style style:name="P324"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de" fo:country="DE" style:language-asian="de" style:country-asian="DE" fo:hyphenate="true"/>
    </style:style>
    <style:style style:name="P325" style:parent-style-name="Standard" style:family="paragraph">
      <style:paragraph-properties style:vertical-align="auto" fo:margin-bottom="0in"/>
      <style:text-properties fo:hyphenate="true"/>
    </style:style>
    <style:style style:name="T326" style:parent-style-name="Absatz-Standardschriftart" style:family="text">
      <style:text-properties style:font-name="Tahoma" style:font-name-asian="Times New Roman" style:font-name-complex="Tahoma" fo:language="en" fo:country="US" style:language-asian="de" style:country-asian="DE"/>
    </style:style>
    <style:style style:name="P327" style:parent-style-name="Standard" style:family="paragraph">
      <style:paragraph-properties style:vertical-align="auto" fo:margin-bottom="0in"/>
      <style:text-properties fo:hyphenate="true"/>
    </style:style>
    <style:style style:name="T328" style:parent-style-name="Absatz-Standardschriftart" style:family="text">
      <style:text-properties style:font-name="Tahoma" style:font-name-asian="Times New Roman" style:font-name-complex="Tahoma" fo:language="en" fo:country="US" style:language-asian="de" style:country-asian="DE"/>
    </style:style>
    <style:style style:name="P329" style:parent-style-name="Standard" style:family="paragraph">
      <style:paragraph-properties style:vertical-align="auto" fo:margin-bottom="0in"/>
      <style:text-properties fo:hyphenate="true"/>
    </style:style>
    <style:style style:name="T330" style:parent-style-name="Absatz-Standardschriftart" style:family="text">
      <style:text-properties style:font-name="Tahoma" style:font-name-asian="Times New Roman" style:font-name-complex="Tahoma" fo:language="en" fo:country="US" style:language-asian="de" style:country-asian="DE"/>
    </style:style>
    <style:style style:name="P331" style:parent-style-name="Standard" style:family="paragraph">
      <style:paragraph-properties style:vertical-align="auto" fo:margin-bottom="0in"/>
      <style:text-properties fo:hyphenate="true"/>
    </style:style>
    <style:style style:name="T332" style:parent-style-name="Absatz-Standardschriftart" style:family="text">
      <style:text-properties style:font-name="Tahoma" style:font-name-asian="Times New Roman" style:font-name-complex="Tahoma" fo:language="en" fo:country="US" style:language-asian="de" style:country-asian="DE"/>
    </style:style>
    <style:style style:name="T333" style:parent-style-name="Absatz-Standardschriftart" style:family="text">
      <style:text-properties style:font-name="Tahoma" style:font-name-asian="Times New Roman" style:font-name-complex="Tahoma" fo:language="en" fo:country="US" style:language-asian="de" style:country-asian="DE"/>
    </style:style>
    <style:style style:name="P334"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en" fo:country="US" style:language-asian="de" style:country-asian="DE" fo:hyphenate="true"/>
    </style:style>
    <style:style style:name="P335" style:parent-style-name="Standard" style:family="paragraph">
      <style:paragraph-properties style:vertical-align="auto" fo:margin-bottom="0in"/>
      <style:text-properties fo:hyphenate="true"/>
    </style:style>
    <style:style style:name="T336" style:parent-style-name="Absatz-Standardschriftart" style:family="text">
      <style:text-properties style:font-name="Tahoma" style:font-name-asian="Times New Roman" style:font-name-complex="Tahoma" fo:language="de" fo:country="DE" style:language-asian="de" style:country-asian="DE"/>
    </style:style>
    <style:style style:name="P337" style:parent-style-name="Standard" style:family="paragraph">
      <style:paragraph-properties fo:widows="0" fo:orphans="0" fo:margin-bottom="0in"/>
      <style:text-properties fo:language="de" fo:country="DE"/>
    </style:style>
    <style:style style:name="P338" style:parent-style-name="Listenabsatz" style:list-style-name="LFO32" style:family="paragraph">
      <style:paragraph-properties fo:widows="0" fo:orphans="0" fo:margin-bottom="0in"/>
      <style:text-properties fo:language="de" fo:country="DE"/>
    </style:style>
    <style:style style:name="P339" style:parent-style-name="Standard" style:family="paragraph">
      <style:paragraph-properties fo:widows="0" fo:orphans="0" fo:margin-bottom="0in"/>
      <style:text-properties fo:language="de" fo:country="DE"/>
    </style:style>
    <style:style style:name="P340" style:parent-style-name="Überschrift2" style:family="paragraph">
      <style:paragraph-properties fo:line-height="150%"/>
    </style:style>
    <style:style style:name="P341" style:parent-style-name="Standard" style:family="paragraph">
      <style:paragraph-properties fo:widows="0" fo:orphans="0" fo:text-align="justify" fo:margin-bottom="0in" fo:line-height="150%"/>
    </style:style>
    <style:style style:name="P342" style:parent-style-name="Standard" style:family="paragraph">
      <style:paragraph-properties fo:widows="0" fo:orphans="0" fo:margin-bottom="0in" fo:line-height="150%"/>
    </style:style>
    <style:style style:name="P343" style:parent-style-name="Überschrift3" style:family="paragraph">
      <style:text-properties fo:language="en" fo:country="US"/>
    </style:style>
    <style:style style:name="P344" style:parent-style-name="Standard" style:family="paragraph">
      <style:paragraph-properties fo:widows="0" fo:orphans="0" fo:margin-bottom="0in" fo:line-height="150%"/>
    </style:style>
    <style:style style:name="P345" style:parent-style-name="Standard" style:family="paragraph">
      <style:paragraph-properties fo:widows="0" fo:orphans="0" fo:text-align="justify" fo:margin-bottom="0in" fo:line-height="150%"/>
    </style:style>
    <style:style style:name="P346" style:parent-style-name="Standard" style:family="paragraph">
      <style:paragraph-properties fo:widows="0" fo:orphans="0" fo:margin-bottom="0in"/>
    </style:style>
    <style:style style:name="P347" style:parent-style-name="Listenabsatz" style:list-style-name="LFO32" style:family="paragraph">
      <style:paragraph-properties fo:widows="0" fo:orphans="0" fo:margin-bottom="0in"/>
      <style:text-properties fo:language="de" fo:country="DE"/>
    </style:style>
    <style:style style:name="P348" style:parent-style-name="Standard" style:family="paragraph">
      <style:paragraph-properties fo:widows="0" fo:orphans="0" fo:margin-bottom="0in"/>
      <style:text-properties fo:language="de" fo:country="DE"/>
    </style:style>
    <style:style style:name="P349" style:parent-style-name="Überschrift3" style:family="paragraph">
      <style:paragraph-properties fo:text-align="justify"/>
      <style:text-properties fo:language="en" fo:country="US"/>
    </style:style>
    <style:style style:name="P350" style:parent-style-name="Standard" style:family="paragraph">
      <style:paragraph-properties fo:widows="0" fo:orphans="0" fo:text-align="justify" fo:margin-bottom="0in" fo:line-height="150%"/>
    </style:style>
    <style:style style:name="P351" style:parent-style-name="Standard" style:family="paragraph">
      <style:paragraph-properties fo:widows="0" fo:orphans="0" fo:text-align="justify" fo:margin-bottom="0in" fo:line-height="150%"/>
    </style:style>
    <style:style style:name="P352" style:parent-style-name="Standard" style:family="paragraph">
      <style:paragraph-properties fo:widows="0" fo:orphans="0" fo:margin-bottom="0in"/>
    </style:style>
    <style:style style:name="P353" style:parent-style-name="Standard" style:family="paragraph">
      <style:paragraph-properties fo:widows="0" fo:orphans="0" fo:margin-bottom="0in" fo:margin-left="0.25in">
        <style:tab-stops/>
      </style:paragraph-properties>
      <style:text-properties fo:language="en" fo:country="US"/>
    </style:style>
    <style:style style:name="P354" style:parent-style-name="Überschrift3" style:family="paragraph">
      <style:paragraph-properties fo:text-align="justify"/>
      <style:text-properties fo:language="en" fo:country="US"/>
    </style:style>
    <style:style style:name="P355" style:parent-style-name="Standard" style:family="paragraph">
      <style:paragraph-properties fo:widows="0" fo:orphans="0" fo:text-align="justify" fo:margin-bottom="0in" fo:line-height="150%"/>
    </style:style>
    <style:style style:name="P356" style:parent-style-name="Standard" style:family="paragraph">
      <style:paragraph-properties fo:widows="0" fo:orphans="0" fo:text-align="justify" fo:margin-bottom="0in" fo:line-height="150%"/>
    </style:style>
    <style:style style:name="P357" style:parent-style-name="Standard" style:family="paragraph">
      <style:paragraph-properties fo:widows="0" fo:orphans="0" fo:margin-bottom="0in"/>
    </style:style>
    <style:style style:name="P358" style:parent-style-name="Standard" style:family="paragraph">
      <style:paragraph-properties fo:widows="0" fo:orphans="0" fo:margin-bottom="0in"/>
    </style:style>
    <style:style style:name="P359" style:parent-style-name="Listenabsatz" style:list-style-name="LFO32" style:family="paragraph">
      <style:paragraph-properties fo:widows="0" fo:orphans="0" fo:margin-bottom="0in"/>
      <style:text-properties fo:language="de" fo:country="DE"/>
    </style:style>
    <style:style style:name="P360" style:parent-style-name="Listenabsatz" style:list-style-name="LFO32" style:family="paragraph">
      <style:paragraph-properties fo:widows="0" fo:orphans="0" fo:margin-bottom="0in"/>
      <style:text-properties fo:language="de" fo:country="DE"/>
    </style:style>
    <style:style style:name="P361" style:parent-style-name="Standard" style:family="paragraph">
      <style:paragraph-properties fo:widows="0" fo:orphans="0" fo:margin-bottom="0in"/>
      <style:text-properties fo:language="de" fo:country="DE"/>
    </style:style>
    <style:style style:name="P362" style:parent-style-name="Überschrift3" style:family="paragraph">
      <style:paragraph-properties fo:text-align="justify"/>
      <style:text-properties fo:language="en" fo:country="US"/>
    </style:style>
    <style:style style:name="P363" style:parent-style-name="Standard" style:family="paragraph">
      <style:paragraph-properties fo:widows="0" fo:orphans="0" fo:text-align="justify" fo:margin-bottom="0in" fo:line-height="150%"/>
      <style:text-properties fo:language="en" fo:country="US"/>
    </style:style>
    <style:style style:name="P364" style:parent-style-name="Standard" style:family="paragraph">
      <style:paragraph-properties fo:widows="0" fo:orphans="0" fo:text-align="justify" fo:margin-bottom="0in" fo:line-height="150%"/>
      <style:text-properties fo:language="en" fo:country="US"/>
    </style:style>
    <style:style style:name="P365" style:parent-style-name="Standard" style:family="paragraph">
      <style:paragraph-properties fo:widows="0" fo:orphans="0" fo:margin-bottom="0in"/>
      <style:text-properties fo:language="en" fo:country="US"/>
    </style:style>
    <style:style style:name="P366" style:parent-style-name="Standard" style:family="paragraph">
      <style:paragraph-properties fo:widows="0" fo:orphans="0" fo:margin-bottom="0in"/>
      <style:text-properties fo:language="de" fo:country="DE"/>
    </style:style>
    <style:style style:name="P367" style:parent-style-name="Standard" style:family="paragraph">
      <style:paragraph-properties fo:widows="0" fo:orphans="0" fo:text-align="justify" fo:margin-bottom="0in" fo:line-height="150%"/>
    </style:style>
    <style:style style:name="T368" style:parent-style-name="Absatz-Standardschriftart" style:family="text">
      <style:text-properties fo:language="en" fo:country="US"/>
    </style:style>
    <style:style style:name="T369" style:parent-style-name="Absatz-Standardschriftart" style:family="text">
      <style:text-properties fo:language="en" fo:country="US"/>
    </style:style>
    <style:style style:name="T370" style:parent-style-name="Absatz-Standardschriftart" style:family="text">
      <style:text-properties fo:language="en" fo:country="US"/>
    </style:style>
    <style:style style:name="T371" style:parent-style-name="Absatz-Standardschriftart" style:family="text">
      <style:text-properties fo:language="en" fo:country="US"/>
    </style:style>
    <style:style style:name="T372" style:parent-style-name="Absatz-Standardschriftart" style:family="text">
      <style:text-properties fo:language="en" fo:country="US"/>
    </style:style>
    <style:style style:name="T373" style:parent-style-name="Absatz-Standardschriftart" style:family="text">
      <style:text-properties fo:language="en" fo:country="US"/>
    </style:style>
    <style:style style:name="T374" style:parent-style-name="Absatz-Standardschriftart" style:family="text">
      <style:text-properties fo:language="en" fo:country="US"/>
    </style:style>
    <style:style style:name="T375" style:parent-style-name="Absatz-Standardschriftart" style:family="text">
      <style:text-properties fo:language="en" fo:country="US"/>
    </style:style>
    <style:style style:name="T376" style:parent-style-name="Absatz-Standardschriftart" style:family="text">
      <style:text-properties fo:language="en" fo:country="US"/>
    </style:style>
    <style:style style:name="T377" style:parent-style-name="Absatz-Standardschriftart" style:family="text">
      <style:text-properties fo:font-weight="bold" style:font-weight-asian="bold" fo:language="en" fo:country="US"/>
    </style:style>
    <style:style style:name="T378" style:parent-style-name="Absatz-Standardschriftart" style:family="text">
      <style:text-properties fo:language="en" fo:country="US"/>
    </style:style>
    <style:style style:name="P379" style:parent-style-name="Standard" style:family="paragraph">
      <style:paragraph-properties fo:widows="0" fo:orphans="0" fo:text-align="justify" fo:margin-bottom="0in" fo:line-height="150%"/>
      <style:text-properties fo:language="en" fo:country="US"/>
    </style:style>
    <style:style style:name="P380" style:parent-style-name="Standard" style:family="paragraph">
      <style:paragraph-properties fo:widows="0" fo:orphans="0" fo:text-align="justify" fo:margin-bottom="0in" fo:line-height="150%"/>
      <style:text-properties fo:language="en" fo:country="US"/>
    </style:style>
    <style:style style:name="P381" style:parent-style-name="Standard" style:family="paragraph">
      <style:paragraph-properties fo:widows="0" fo:orphans="0" fo:text-align="justify" fo:margin-bottom="0in" fo:line-height="150%"/>
      <style:text-properties fo:language="en" fo:country="US"/>
    </style:style>
    <style:style style:name="P382" style:parent-style-name="Standard" style:family="paragraph">
      <style:paragraph-properties fo:widows="0" fo:orphans="0" fo:margin-bottom="0in"/>
      <style:text-properties fo:language="de" fo:country="DE"/>
    </style:style>
    <style:style style:name="P383" style:parent-style-name="Überschrift2" style:family="paragraph">
      <style:paragraph-properties fo:line-height="150%"/>
      <style:text-properties fo:language="de" fo:country="DE"/>
    </style:style>
    <style:style style:name="P384" style:parent-style-name="Standard" style:family="paragraph">
      <style:text-properties fo:language="de" fo:country="DE"/>
    </style:style>
    <style:style style:name="P385" style:parent-style-name="Standard" style:family="paragraph">
      <style:paragraph-properties fo:text-align="justify" fo:line-height="150%"/>
      <style:text-properties fo:language="en" fo:country="US"/>
    </style:style>
    <style:style style:name="P386" style:parent-style-name="Standard" style:family="paragraph">
      <style:paragraph-properties fo:widows="0" fo:orphans="0" fo:margin-bottom="0in"/>
      <style:text-properties fo:language="en" fo:country="US"/>
    </style:style>
    <style:style style:name="P387" style:parent-style-name="Standard" style:family="paragraph">
      <style:paragraph-properties fo:widows="0" fo:orphans="0" fo:margin-bottom="0in"/>
      <style:text-properties fo:language="de" fo:country="DE"/>
    </style:style>
    <style:style style:name="P388" style:parent-style-name="Listenabsatz" style:list-style-name="LFO32" style:family="paragraph">
      <style:paragraph-properties fo:widows="0" fo:orphans="0" fo:margin-bottom="0in"/>
      <style:text-properties fo:language="de" fo:country="DE"/>
    </style:style>
    <style:style style:name="P389" style:parent-style-name="Listenabsatz" style:list-style-name="LFO32" style:family="paragraph">
      <style:paragraph-properties fo:widows="0" fo:orphans="0" fo:margin-bottom="0in"/>
      <style:text-properties fo:language="de" fo:country="DE"/>
    </style:style>
    <style:style style:name="P390" style:parent-style-name="Listenabsatz" style:list-style-name="LFO32" style:family="paragraph">
      <style:paragraph-properties fo:widows="0" fo:orphans="0" fo:margin-bottom="0in"/>
    </style:style>
    <style:style style:name="P391" style:parent-style-name="Standard" style:family="paragraph">
      <style:paragraph-properties fo:widows="0" fo:orphans="0" fo:margin-bottom="0in"/>
    </style:style>
    <style:style style:name="P392" style:parent-style-name="Standard" style:family="paragraph">
      <style:paragraph-properties fo:widows="0" fo:orphans="0" fo:margin-bottom="0in"/>
    </style:style>
    <style:style style:name="P393" style:parent-style-name="Listenabsatz" style:list-style-name="LFO32" style:family="paragraph">
      <style:paragraph-properties fo:widows="0" fo:orphans="0" fo:margin-bottom="0in"/>
      <style:text-properties fo:language="de" fo:country="DE"/>
    </style:style>
    <style:style style:name="P394" style:parent-style-name="Listenabsatz" style:list-style-name="LFO32" style:family="paragraph">
      <style:paragraph-properties fo:widows="0" fo:orphans="0" fo:margin-bottom="0in"/>
      <style:text-properties fo:language="de" fo:country="DE"/>
    </style:style>
    <style:style style:name="P395" style:parent-style-name="Standard" style:family="paragraph">
      <style:paragraph-properties fo:widows="0" fo:orphans="0" fo:margin-bottom="0in"/>
      <style:text-properties fo:language="de" fo:country="DE"/>
    </style:style>
    <style:style style:name="P396" style:parent-style-name="Standard" style:family="paragraph">
      <style:paragraph-properties fo:widows="0" fo:orphans="0" fo:margin-bottom="0in"/>
      <style:text-properties fo:language="de" fo:country="DE"/>
    </style:style>
    <style:style style:name="P397" style:parent-style-name="Listenabsatz" style:list-style-name="LFO32" style:family="paragraph">
      <style:paragraph-properties fo:widows="0" fo:orphans="0" fo:margin-bottom="0in"/>
      <style:text-properties fo:language="de" fo:country="DE"/>
    </style:style>
    <style:style style:name="P398" style:parent-style-name="Listenabsatz" style:list-style-name="LFO32" style:family="paragraph">
      <style:paragraph-properties fo:widows="0" fo:orphans="0" fo:margin-bottom="0in"/>
      <style:text-properties fo:language="de" fo:country="DE"/>
    </style:style>
    <style:style style:name="P399" style:parent-style-name="Standard" style:family="paragraph">
      <style:paragraph-properties fo:widows="0" fo:orphans="0" fo:margin-bottom="0in" fo:margin-left="0.25in">
        <style:tab-stops/>
      </style:paragraph-properties>
      <style:text-properties fo:language="de" fo:country="DE"/>
    </style:style>
    <style:style style:name="P400" style:parent-style-name="Standard" style:family="paragraph">
      <style:paragraph-properties fo:widows="0" fo:orphans="0" fo:margin-bottom="0in"/>
      <style:text-properties fo:language="de" fo:country="DE"/>
    </style:style>
    <style:style style:name="P401" style:parent-style-name="Listenabsatz" style:list-style-name="LFO32" style:family="paragraph">
      <style:paragraph-properties fo:widows="0" fo:orphans="0" fo:margin-bottom="0in"/>
      <style:text-properties fo:language="de" fo:country="DE"/>
    </style:style>
    <style:style style:name="P402" style:parent-style-name="Listenabsatz" style:list-style-name="LFO32" style:family="paragraph">
      <style:paragraph-properties fo:widows="0" fo:orphans="0" fo:margin-bottom="0in"/>
      <style:text-properties fo:language="de" fo:country="DE"/>
    </style:style>
    <style:style style:name="P403" style:parent-style-name="Listenabsatz" style:list-style-name="LFO32" style:family="paragraph">
      <style:paragraph-properties fo:widows="0" fo:orphans="0" fo:margin-bottom="0in"/>
      <style:text-properties fo:language="de" fo:country="DE"/>
    </style:style>
    <style:style style:name="P404" style:parent-style-name="Listenabsatz" style:list-style-name="LFO32" style:family="paragraph">
      <style:paragraph-properties fo:widows="0" fo:orphans="0" fo:margin-bottom="0in"/>
      <style:text-properties fo:language="de" fo:country="DE"/>
    </style:style>
    <style:style style:name="P405" style:parent-style-name="Standard" style:family="paragraph">
      <style:paragraph-properties fo:widows="0" fo:orphans="0" fo:margin-bottom="0in"/>
      <style:text-properties fo:language="de" fo:country="DE"/>
    </style:style>
    <style:style style:name="P406" style:parent-style-name="Standard" style:family="paragraph">
      <style:paragraph-properties fo:widows="0" fo:orphans="0" fo:margin-bottom="0in"/>
    </style:style>
    <style:style style:name="P407" style:parent-style-name="Standard" style:family="paragraph">
      <style:paragraph-properties fo:widows="0" fo:orphans="0" fo:text-align="justify" fo:margin-bottom="0in" fo:line-height="150%"/>
    </style:style>
    <style:style style:name="T408" style:parent-style-name="Absatz-Standardschriftart" style:family="text">
      <style:text-properties fo:color="#000000"/>
    </style:style>
    <style:style style:name="T409" style:parent-style-name="Absatz-Standardschriftart" style:family="text">
      <style:text-properties fo:color="#000000"/>
    </style:style>
    <style:style style:name="T410" style:parent-style-name="Absatz-Standardschriftart" style:family="text">
      <style:text-properties fo:color="#000000"/>
    </style:style>
    <style:style style:name="P411" style:parent-style-name="Überschrift1" style:master-page-name="MP9" style:list-style-name="WW_OutlineListStyle_13" style:family="paragraph">
      <style:paragraph-properties fo:break-before="page"/>
    </style:style>
    <style:style style:name="T416" style:parent-style-name="Fett" style:family="text">
      <style:text-properties fo:font-weight="bold" style:font-weight-asian="bold" style:font-weight-complex="normal" fo:language="de" fo:country="DE"/>
    </style:style>
    <style:style style:name="P417" style:parent-style-name="Überschrift1" style:master-page-name="MP10" style:list-style-name="WW_OutlineListStyle_13" style:family="paragraph">
      <style:paragraph-properties fo:break-before="page"/>
    </style:style>
    <style:style style:name="T422" style:parent-style-name="Fett" style:family="text">
      <style:text-properties fo:font-weight="bold" style:font-weight-asian="bold" style:font-weight-complex="normal" fo:language="de" fo:country="DE"/>
    </style:style>
    <style:style style:name="P423" style:parent-style-name="Standard" style:master-page-name="MP11" style:family="paragraph">
      <style:paragraph-properties fo:widows="0" fo:orphans="0" fo:break-before="page" fo:margin-bottom="0in"/>
      <style:text-properties fo:language="de" fo:country="DE"/>
    </style:style>
    <style:style style:name="P428" style:parent-style-name="Standard" style:family="paragraph">
      <style:paragraph-properties fo:widows="0" fo:orphans="0" fo:margin-bottom="0in"/>
      <style:text-properties fo:language="de" fo:country="DE"/>
    </style:style>
    <style:style style:name="T429" style:parent-style-name="Fett" style:family="text">
      <style:text-properties fo:font-weight="bold" style:font-weight-asian="bold" style:font-weight-complex="normal" fo:language="de" fo:country="DE"/>
    </style:style>
    <style:style style:name="P430" style:parent-style-name="Standard" style:family="paragraph">
      <style:paragraph-properties fo:widows="0" fo:orphans="0" fo:margin-bottom="0in"/>
      <style:text-properties fo:language="de" fo:country="DE"/>
    </style:style>
    <style:style style:name="P431" style:parent-style-name="Standard" style:family="paragraph">
      <style:paragraph-properties fo:widows="0" fo:orphans="0" fo:margin-bottom="0in"/>
      <style:text-properties fo:language="de" fo:country="DE"/>
    </style:style>
    <style:style style:name="P432" style:parent-style-name="Standard" style:family="paragraph">
      <style:paragraph-properties fo:widows="0" fo:orphans="0" fo:margin-bottom="0in"/>
      <style:text-properties fo:language="de" fo:country="DE"/>
    </style:style>
    <style:style style:name="P433" style:parent-style-name="Standard" style:family="paragraph">
      <style:paragraph-properties fo:widows="0" fo:orphans="0" fo:margin-bottom="0in"/>
      <style:text-properties fo:language="de" fo:country="DE"/>
    </style:style>
    <style:style style:name="P434" style:parent-style-name="Standard" style:family="paragraph">
      <style:paragraph-properties fo:widows="0" fo:orphans="0" fo:margin-bottom="0in"/>
      <style:text-properties fo:language="de" fo:country="DE"/>
    </style:style>
    <style:style style:name="P435" style:parent-style-name="Standard" style:family="paragraph">
      <style:paragraph-properties fo:widows="0" fo:orphans="0" fo:margin-bottom="0in"/>
      <style:text-properties fo:language="de" fo:country="DE"/>
    </style:style>
    <style:style style:name="P436" style:parent-style-name="Standard" style:family="paragraph">
      <style:paragraph-properties fo:widows="0" fo:orphans="0" fo:margin-bottom="0in"/>
      <style:text-properties fo:language="de" fo:country="DE"/>
    </style:style>
    <style:style style:name="P437" style:parent-style-name="Standard" style:family="paragraph">
      <style:paragraph-properties fo:widows="0" fo:orphans="0" fo:margin-bottom="0in"/>
      <style:text-properties fo:language="de" fo:country="DE"/>
    </style:style>
    <style:style style:name="P438" style:parent-style-name="Standard" style:family="paragraph">
      <style:paragraph-properties fo:widows="0" fo:orphans="0" fo:margin-bottom="0in"/>
      <style:text-properties fo:language="de" fo:country="DE"/>
    </style:style>
    <style:style style:name="P439" style:parent-style-name="Standard" style:family="paragraph">
      <style:paragraph-properties fo:widows="0" fo:orphans="0" fo:margin-bottom="0in"/>
      <style:text-properties fo:language="de" fo:country="DE"/>
    </style:style>
    <style:style style:name="P440" style:parent-style-name="Standard" style:family="paragraph">
      <style:paragraph-properties fo:widows="0" fo:orphans="0" fo:margin-bottom="0in"/>
      <style:text-properties fo:language="de" fo:country="DE"/>
    </style:style>
    <style:style style:name="P441" style:parent-style-name="Standard" style:family="paragraph">
      <style:paragraph-properties fo:widows="0" fo:orphans="0" fo:margin-bottom="0in"/>
      <style:text-properties fo:language="de" fo:country="DE"/>
    </style:style>
    <style:style style:name="P442" style:parent-style-name="Standard" style:family="paragraph">
      <style:paragraph-properties fo:widows="0" fo:orphans="0" fo:margin-bottom="0in"/>
      <style:text-properties fo:language="de" fo:country="DE"/>
    </style:style>
    <style:style style:name="P443" style:parent-style-name="Standard" style:family="paragraph">
      <style:paragraph-properties fo:widows="0" fo:orphans="0" fo:margin-bottom="0in"/>
      <style:text-properties fo:language="de" fo:country="DE"/>
    </style:style>
    <style:style style:name="P444" style:parent-style-name="Standard" style:family="paragraph">
      <style:paragraph-properties fo:widows="0" fo:orphans="0" fo:margin-bottom="0in"/>
      <style:text-properties fo:language="de" fo:country="DE"/>
    </style:style>
    <style:style style:name="P445" style:parent-style-name="Standard" style:family="paragraph">
      <style:paragraph-properties fo:widows="0" fo:orphans="0" fo:margin-bottom="0in"/>
      <style:text-properties fo:language="de" fo:country="DE"/>
    </style:style>
    <style:style style:name="P446" style:parent-style-name="Standard" style:family="paragraph">
      <style:paragraph-properties fo:widows="0" fo:orphans="0" fo:margin-bottom="0in"/>
      <style:text-properties fo:language="de" fo:country="DE"/>
    </style:style>
    <style:style style:name="P447" style:parent-style-name="Standard" style:family="paragraph">
      <style:paragraph-properties fo:widows="0" fo:orphans="0" fo:margin-bottom="0in"/>
      <style:text-properties fo:language="de" fo:country="DE"/>
    </style:style>
    <style:style style:name="P448" style:parent-style-name="Standard" style:family="paragraph">
      <style:paragraph-properties fo:widows="0" fo:orphans="0" fo:margin-bottom="0in"/>
      <style:text-properties fo:language="de" fo:country="DE"/>
    </style:style>
    <style:style style:name="P449" style:parent-style-name="Standard" style:family="paragraph">
      <style:paragraph-properties fo:widows="0" fo:orphans="0" fo:margin-bottom="0in"/>
      <style:text-properties fo:language="de" fo:country="DE"/>
    </style:style>
    <style:style style:name="P450" style:parent-style-name="Standard" style:family="paragraph">
      <style:paragraph-properties fo:widows="0" fo:orphans="0" fo:margin-bottom="0in"/>
      <style:text-properties fo:language="de" fo:country="DE"/>
    </style:style>
    <style:style style:name="P451" style:parent-style-name="Standard" style:family="paragraph">
      <style:paragraph-properties fo:widows="0" fo:orphans="0" fo:margin-bottom="0in"/>
      <style:text-properties fo:language="de" fo:country="DE"/>
    </style:style>
    <style:style style:name="P452" style:parent-style-name="Standard" style:family="paragraph">
      <style:paragraph-properties fo:widows="0" fo:orphans="0" fo:margin-bottom="0in"/>
      <style:text-properties fo:language="de" fo:country="DE"/>
    </style:style>
    <style:style style:name="P453" style:parent-style-name="Standard" style:family="paragraph">
      <style:paragraph-properties fo:widows="0" fo:orphans="0" fo:margin-bottom="0in"/>
      <style:text-properties fo:language="de" fo:country="DE"/>
    </style:style>
    <style:style style:name="P454" style:parent-style-name="Standard" style:family="paragraph">
      <style:paragraph-properties fo:widows="0" fo:orphans="0" fo:margin-bottom="0in"/>
      <style:text-properties fo:language="de" fo:country="DE"/>
    </style:style>
  </office:automatic-styles>
  <office:body>
    <office:text text:use-soft-page-breaks="true">
      <text:p text:style-name="P1"/>
      <text:p text:style-name="P2"/>
      <text:p text:style-name="P3"/>
      <text:p text:style-name="P4"><text:span text:style-name="T5">Charakterisierung des Viroms nach Lebertransplantation</text:span></text:p>
      <text:p text:style-name="P6"><text:span text:style-name="T7">Characterization of the virome after liver transplantation</text:span></text:p>
      <text:p text:style-name="P8"/>
      <text:p text:style-name="P9"/>
      <text:p text:style-name="P10"/>
      <text:p text:style-name="P11"><text:span text:style-name="T12">Masterarbeit</text:span></text:p>
      <text:p text:style-name="P13">zur Erlangung des Hochschulgrades</text:p>
      <text:p text:style-name="P14">Master<text:s/>of Science (M.Sc.)</text:p>
      <text:p text:style-name="P15"/>
      <text:p text:style-name="P16">im Studiengang Biomedizinische Datenwissenschaft</text:p>
      <text:p text:style-name="P17">der Medizinischen Hochschule Hannover</text:p>
      <text:p text:style-name="P18"/>
      <text:p text:style-name="P19"/>
      <text:p text:style-name="P20"/>
      <text:p text:style-name="P21">vorgelegt von</text:p>
      <text:p text:style-name="P22">Sergej Ruff</text:p>
      <text:p text:style-name="P23">Geboren am 23.12.1997</text:p>
      <text:p text:style-name="P24">In Kustanai, Kasachstan</text:p>
      <text:p text:style-name="P25"/>
      <text:p text:style-name="P26"/>
      <text:p text:style-name="P27">Hannover, &lt;Monat (ausgeschrieben) Jahr (Zahl)&gt;</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Die<text:s/>vorliegende Masterarbeit wurde im Zeitraum vom 08.04.2024 bis 08.10.2024</text:p>
      <text:p text:style-name="P44">im <text:s/>Twincore, Zentrum für Experimentelle und Klinische Infektionsforschung GmbH</text:p>
      <text:p text:style-name="Standard">angefertigt.</text:p>
      <table:table table:style-name="Table45">
        <table:table-columns>
          <table:table-column table:style-name="TableColumn46"/>
          <table:table-column table:style-name="TableColumn47"/>
        </table:table-columns>
        <table:table-row table:style-name="TableRow48">
          <table:table-cell table:style-name="TableCell49">
            <text:p text:style-name="Standard"><text:span text:style-name="T50">Erstgutachter/in:</text:span></text:p>
          </table:table-cell>
          <table:table-cell table:style-name="TableCell51">
            <text:p text:style-name="P52"><text:span text:style-name="T53">Jun. Prof. Dr. Chris Lauber</text:span></text:p>
          </table:table-cell>
        </table:table-row>
        <table:table-row table:style-name="TableRow54">
          <table:table-cell table:style-name="TableCell55">
            <text:p text:style-name="P56"/>
          </table:table-cell>
          <table:table-cell table:style-name="TableCell57">
            <text:p text:style-name="P58">Head of Computational Virology research<text:s/>group</text:p>
          </table:table-cell>
        </table:table-row>
        <table:table-row table:style-name="TableRow59">
          <table:table-cell table:style-name="TableCell60">
            <text:p text:style-name="P61"/>
          </table:table-cell>
          <table:table-cell table:style-name="TableCell62">
            <text:p text:style-name="P63"><text:span text:style-name="T64">TWINCORE - Centre for Experimental and Clinical Infection Research</text:span></text:p>
          </table:table-cell>
        </table:table-row>
        <table:table-row table:style-name="TableRow65">
          <table:table-cell table:style-name="TableCell66">
            <text:p text:style-name="P67"/>
          </table:table-cell>
          <table:table-cell table:style-name="TableCell68">
            <text:p text:style-name="P69"/>
          </table:table-cell>
        </table:table-row>
        <table:table-row table:style-name="TableRow70">
          <table:table-cell table:style-name="TableCell71">
            <text:p text:style-name="Standard"><text:span text:style-name="T72">Zweitgutachter/in:</text:span></text:p>
          </table:table-cell>
          <table:table-cell table:style-name="TableCell73">
            <text:p text:style-name="P74"><text:span text:style-name="T75"><text:s/></text:span></text:p>
          </table:table-cell>
        </table:table-row>
        <table:table-row table:style-name="TableRow76">
          <table:table-cell table:style-name="TableCell77">
            <text:p text:style-name="P78"/>
          </table:table-cell>
          <table:table-cell table:style-name="TableCell79">
            <text:p text:style-name="P80"/>
          </table:table-cell>
        </table:table-row>
        <table:table-row table:style-name="TableRow81">
          <table:table-cell table:style-name="TableCell82">
            <text:p text:style-name="P83"/>
          </table:table-cell>
          <table:table-cell table:style-name="TableCell84">
            <text:p text:style-name="P85"/>
          </table:table-cell>
        </table:table-row>
        <table:table-row table:style-name="TableRow86">
          <table:table-cell table:style-name="TableCell87">
            <text:p text:style-name="Standard">Abgabedatum:</text:p>
          </table:table-cell>
          <table:table-cell table:style-name="TableCell88">
            <text:p text:style-name="P89"/>
          </table:table-cell>
        </table:table-row>
      </table:table>
      <text:p text:style-name="P90"/>
      <text:p text:style-name="P93"/>
      <text:p text:style-name="P96"/>
      <text:table-of-content text:name="_TOC0">
        <text:table-of-content-source text:outline-level="9" text:use-outline-level="true" text:use-index-marks="tru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99"><text:a xlink:href="#_Toc171073309" office:target-frame-name="_top" xlink:show="replace"><text:span text:style-name="T100">1</text:span><text:span text:style-name="T101"><text:tab/></text:span><text:span text:style-name="T102">Introduction</text:span><text:tab/>7</text:a></text:p>
          <text:p text:style-name="P103"><text:a xlink:href="#_Toc171073310" office:target-frame-name="_top" xlink:show="replace"><text:span text:style-name="Hyperlink">1.1 The need for virus</text:span><text:span text:style-name="Hyperlink"><text:s/>discovery</text:span><text:tab/>7</text:a></text:p>
          <text:p text:style-name="P104"><text:a xlink:href="#_Toc171073311" office:target-frame-name="_top" xlink:show="replace"><text:span text:style-name="T105">1.1.1 Pandemics are increasing and they are caused by viruses</text:span><text:tab/>7</text:a></text:p>
          <text:p text:style-name="P106"><text:a xlink:href="#_Toc171073312" office:target-frame-name="_top" xlink:show="replace"><text:span text:style-name="T107">1.1.2 The human virome: “our” viruses</text:span><text:tab/>8</text:a></text:p>
          <text:p text:style-name="P108"><text:a xlink:href="#_Toc171073313" office:target-frame-name="_top" xlink:show="replace"><text:span text:style-name="T109">1.2 History of viral discovery</text:span><text:tab/>8</text:a></text:p>
          <text:p text:style-name="P110"><text:a xlink:href="#_Toc171073314" office:target-frame-name="_top" xlink:show="replace"><text:span text:style-name="T111">1.3 A new approach: Data-driven Virus discovery</text:span><text:tab/>8</text:a></text:p>
          <text:p text:style-name="P112"><text:a xlink:href="#_Toc171073315" office:target-frame-name="_top" xlink:show="replace"><text:span text:style-name="T113">1.3.1 „Hunting“ for viruses in unprocessed data</text:span><text:tab/>9</text:a></text:p>
          <text:p text:style-name="P114"><text:a xlink:href="#_Toc171073316" office:target-frame-name="_top" xlink:show="replace"><text:span text:style-name="Hyperlink">1.3.2 Profile Hidden Markov Models</text:span><text:tab/>9</text:a></text:p>
          <text:p text:style-name="P115"><text:a xlink:href="#_Toc171073317" office:target-frame-name="_top" xlink:show="replace"><text:span text:style-name="Hyperlink">1.3.3 „gathering“ their genome sequences for assembly</text:span><text:tab/>12</text:a></text:p>
          <text:p text:style-name="P116"><text:a xlink:href="#_Toc171073318" office:target-frame-name="_top" xlink:show="replace"><text:span text:style-name="Hyperlink">1.4 Competition</text:span><text:tab/>12</text:a></text:p>
          <text:p text:style-name="P117"><text:a xlink:href="#_Toc171073319" office:target-frame-name="_top" xlink:show="replace"><text:span text:style-name="Hyperlink">1.5 Aim of thesis</text:span><text:tab/>12</text:a></text:p>
          <text:p text:style-name="P118"><text:a xlink:href="#_Toc171073320" office:target-frame-name="_top" xlink:show="replace"><text:span text:style-name="Hyperlink">2</text:span><text:span text:style-name="T119"><text:tab/></text:span><text:span text:style-name="Hyperlink">Material and Methods</text:span><text:tab/>13</text:a></text:p>
          <text:p text:style-name="P120"><text:a xlink:href="#_Toc171073321" office:target-frame-name="_top" xlink:show="replace"><text:span text:style-name="Hyperlink">3</text:span><text:span text:style-name="T121"><text:tab/></text:span><text:span text:style-name="Hyperlink">Results</text:span><text:tab/>14</text:a></text:p>
          <text:p text:style-name="P122"><text:a xlink:href="#_Toc171073322" office:target-frame-name="_top" xlink:show="replace"><text:span text:style-name="Hyperlink">4</text:span><text:span text:style-name="T123"><text:tab/></text:span><text:span text:style-name="Hyperlink">Discussion</text:span><text:tab/>15</text:a></text:p>
          <text:p text:style-name="P124"><text:a xlink:href="#_Toc171073323" office:target-frame-name="_top" xlink:show="replace"><text:span text:style-name="Hyperlink">5</text:span><text:span text:style-name="T125"><text:tab/></text:span><text:span text:style-name="Hyperlink">Bibliography</text:span><text:tab/>16</text:a></text:p>
        </text:index-body>
      </text:table-of-content>
      <text:p text:style-name="P126"><text:bookmark-start text:name="_Toc114210896"/><text:bookmark-start text:name="_Toc114472789"/><text:bookmark-start text:name="__RefHeading___Toc18622_1793155092"/></text:p>
      <text:soft-page-break/>
      <text:p text:style-name="P127">L<text:bookmark-end text:name="_Toc114210896"/><text:bookmark-end text:name="_Toc114472789"/>ist of Abbreviations<text:bookmark-end text:name="__RefHeading___Toc18622_1793155092"/></text:p>
      <text:p text:style-name="P130"/>
      <table:table table:style-name="Table131">
        <table:table-columns>
          <table:table-column table:style-name="TableColumn132"/>
          <table:table-column table:style-name="TableColumn133"/>
        </table:table-columns>
        <table:table-header-rows>
          <table:table-row table:style-name="TableRow134">
            <table:table-cell table:style-name="TableCell135">
              <text:p text:style-name="P136"><text:span text:style-name="T137">Abbreviations</text:span></text:p>
            </table:table-cell>
            <table:table-cell table:style-name="TableCell138">
              <text:p text:style-name="P139"><text:span text:style-name="T140">Meaning</text:span></text:p>
            </table:table-cell>
          </table:table-row>
        </table:table-header-rows>
        <table:table-row table:style-name="TableRow141">
          <table:table-cell table:style-name="TableCell142">
            <text:p text:style-name="P143">pHMM</text:p>
          </table:table-cell>
          <table:table-cell table:style-name="TableCell144">
            <text:p text:style-name="P145">Profile Hidden Markov Model</text:p>
          </table:table-cell>
        </table:table-row>
        <table:table-row table:style-name="TableRow146">
          <table:table-cell table:style-name="TableCell147">
            <text:p text:style-name="P148">SRA</text:p>
          </table:table-cell>
          <table:table-cell table:style-name="TableCell149">
            <text:p text:style-name="P150">Sequence Read Archive</text:p>
          </table:table-cell>
        </table:table-row>
      </table:table>
      <text:p text:style-name="P151"/>
      <text:p text:style-name="FigureIndexHeading">Table of Figures</text:p>
      <text:p text:style-name="P154"/>
      <text:p text:style-name="Tableindexheading">Index of Tab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a xlink:href="https://doi.org/10.1128/mbio.00598-13" office:target-frame-name="_top" xlink:show="replace"/></text:p>
      <text:p text:style-name="Standard"/>
      <text:p text:style-name="Standard"/>
      <text:p text:style-name="Standard"/>
      <text:p text:style-name="Standard"><text:bookmark-start text:name="_Toc112752597"/><text:bookmark-start text:name="_Toc112674489"/><text:bookmark-start text:name="_Toc112751508"/></text:p>
      <text:h text:style-name="P157" text:outline-level="1"><text:bookmark-start text:name="_Toc114210899"/><text:bookmark-start text:name="_Toc114472792"/><text:bookmark-start text:name="_Ref113627126"/><text:bookmark-start text:name="__RefHeading___Toc18628_1793155092"/><text:bookmark-start text:name="_Toc171073309"/><text:bookmark-end text:name="_Toc112752597"/><text:bookmark-end text:name="_Toc112674489"/><text:bookmark-end text:name="_Toc112751508"/><text:soft-page-break/>I<text:bookmark-end text:name="_Toc114210899"/><text:bookmark-end text:name="_Toc114472792"/><text:bookmark-end text:name="_Ref113627126"/>ntroduction<text:bookmark-end text:name="__RefHeading___Toc18628_1793155092"/><text:bookmark-end text:name="_Toc171073309"/></text:h>
      <text:h text:style-name="Überschrift2" text:outline-level="2"><text:bookmark-start text:name="_Toc171073310"/>1.1 The need for virus discovery<text:bookmark-end text:name="_Toc171073310"/></text:h>
      <text:p text:style-name="P162"><text:span text:style-name="T163">Virus discovery is the identification of newly emerging and previously unknown viruses. Here I want<text:s/></text:span><text:span text:style-name="T164">to start the master thesis by answering the question “why do we need virus discovery?”</text:span></text:p>
      <text:p text:style-name="P165"/>
      <text:h text:style-name="P166" text:outline-level="2"><text:bookmark-start text:name="_Toc171073311"/>1.1.1 Pandemics are increasing and they are caused by viruses<text:bookmark-end text:name="_Toc171073311"/></text:h>
      <text:p text:style-name="P167"><text:span text:style-name="T168">Between 1918 and 1919, an avian influenza virus, previously exclusively infecting waterfowl, spread to<text:s/></text:span><text:span text:style-name="T169">farm poultry and pigs. Eventually, it breached the species barrier, posing a global threat to humans, resulting in the "Spanish Flu" pandemic. It infected one-third of the global population with more than 50 million deaths. Major pandemics like the "Spanis</text:span><text:span text:style-name="T170">h Flu" occurred once or twice per century in the past. However, globalization, more air travel, growing population, and encroachment into animal habitats has increased the frequency of major pandemics occurring over time. The first 20 years of the 21</text:span><text:span text:style-name="T171">st</text:span><text:span text:style-name="T172"><text:s/>cen</text:span><text:span text:style-name="T173">tury have seen six major pandemics alone. The first one was the 2002-2004 SARS pandemic caused by virus SARS CoV-1 belonging to<text:s/></text:span><text:span text:style-name="T174">Coronaviridae</text:span><text:span text:style-name="T175"><text:s/>family. Influenza A H1N1 caused the “swine flu” in 2009. 2012-2016 saw the Middle East Respiratory Syndrome (MERS)</text:span><text:span text:style-name="T176"><text:s/>CoV Infection, the Ebola virus pandemic and the Zika virus pandemic. The latest pandemic so far has been the global SARS-CoV2 Pandemic of 2019 caused by severe acute respiratory syndrome coronavirus 2 (SARS CoV2). Notably all six major pandemics of this c</text:span><text:span text:style-name="T177">entury have been caused by the viral infections, with the majority originating from animals and being transmitted through airborne means. Viruses introduced through zoonosis face no host immunity in the new host species, as no immunity was previously estab</text:span><text:span text:style-name="T178">lished. The absence of immunity, coupled with airborne transmission, increasing population densities, and heightened human-animal interactions, facilitates rapid infections across entire populations. To avert potential global pandemics, it is important to<text:s/></text:span><text:span text:style-name="T179">identify the infecting virus, develop diagnostics, and promptly quarantine infected individuals. The first step, viral discovery, is a more daunting task in comparison to bacterial or fungi discovery. Reason being that while bacteria can be identified thro</text:span><text:span text:style-name="T180">ugh cultures, microscoer region (ITS), there is a lack<text:s/></text:span><text:soft-page-break/><text:span text:style-name="T181">of appropriate viral cultures and no analogous viral sequence, and 16S rRNA sequencing, and fungi through sequencing of the internal transcribed spacs for all viruses that one could use for analysis. D</text:span><text:span text:style-name="T182">espite this, discovering new viruses is a crucial task, as there are an estimated 3*10⁵ viral species stemming from mammals, which may cause infectious diseases in humans.</text:span></text:p>
      <text:p text:style-name="P183"/>
      <text:h text:style-name="Überschrift2" text:outline-level="2"><text:bookmark-start text:name="_Toc171073312"/><text:span text:style-name="T184">1.1.2 The human virome: “our” viruses</text:span><text:bookmark-end text:name="_Toc171073312"/></text:h>
      <text:p text:style-name="P185"/>
      <text:p text:style-name="P186"><text:span text:style-name="T187">Besides identification of viruses during pos</text:span><text:span text:style-name="T188">sible pandemic and disease scenarios, viral discovery could enhance our comprehension of the human virome – the collective population of viruses inhabiting the human body and the possible interactions between those viruses and the human body. Each individu</text:span><text:span text:style-name="T189">al has a virome consisting of over 10¹³ viral particles.<text:s/></text:span><text:span text:style-name="T190">Besseren Übergang finden zum Nicht-Tödlichen Teil.</text:span></text:p>
      <text:p text:style-name="P191"/>
      <text:p text:style-name="P192"><text:span text:style-name="T193">Virushistorie</text:span></text:p>
      <text:p text:style-name="P194"><text:span text:style-name="T195">modellorganismen</text:span></text:p>
      <text:p text:style-name="P196"/>
      <text:h text:style-name="P197" text:outline-level="2"><text:bookmark-start text:name="_Toc171073313"/>1.2 History of viral discovery<text:bookmark-end text:name="_Toc171073313"/></text:h>
      <text:p text:style-name="P198"><text:span text:style-name="T199">Viral discovery began with Russian biologist Dmitri Ivanovsky's identification of th</text:span><text:span text:style-name="T200">e tobacco mosaic virus (TMV) in 1892.</text:span></text:p>
      <text:p text:style-name="P201"/>
      <text:h text:style-name="P202" text:outline-level="2"><text:bookmark-start text:name="_Toc171073314"/>1.3 A new approach: Data-driven Virus discovery<text:bookmark-end text:name="_Toc171073314"/></text:h>
      <text:p text:style-name="P203"/>
      <text:p text:style-name="P204">→ Erwähnen, dass unprozessierte Daten existieren, die viele virale Daten enthalten, selbst wenn die Daten nicht zu diesem Zweck erhoben wurden. Das gibt einem die<text:s/>Möglichkeit neue Viren in hochdurchsatz Format zu analysieren. Ein beispielsquelle ist SRA (vollen Namen nutzen und dann im Abbreviation erwähnen).</text:p>
      <text:soft-page-break/>
      <text:p text:style-name="P205">→ Notwendig betonen, dass man virusdaten aus unprozessierten Daten analysieren sollte.</text:p>
      <text:p text:style-name="P206"/>
      <text:h text:style-name="Überschrift2" text:outline-level="2"><text:bookmark-start text:name="_Toc171073315"/><text:span text:style-name="T207">1.3.1 „Hunting“ for<text:s/></text:span><text:span text:style-name="T208">viruses in unprocessed data</text:span><text:bookmark-end text:name="_Toc171073315"/></text:h>
      <text:p text:style-name="P209"/>
      <text:p text:style-name="P210"/>
      <text:h text:style-name="Überschrift2" text:outline-level="2"><text:bookmark-start text:name="__RefHeading___Toc672_1172864570"/><text:bookmark-start text:name="_Toc171073316"/>1.3.2 Profile Hidden Markov Models<text:bookmark-end text:name="__RefHeading___Toc672_1172864570"/><text:bookmark-end text:name="_Toc171073316"/></text:h>
      <text:p text:style-name="P211"/>
      <text:p text:style-name="P212">Profile Hidden Markov Models are used to classify Proteins into Families. Proteins are organized into families represented by multiple sequence allignments. Classifying them into families is<text:s/>important, since conserved domains of set families also point to their functions. Paired Similarity Comparisons such as BLAST searches fail to detect the subtle similarities. PHH find those similarities.</text:p>
      <text:p text:style-name="P213"/>
      <text:p text:style-name="P214"><text:span text:style-name="T215">→ a pro</text:span><text:span text:style-name="T216">ﬁ</text:span><text:span text:style-name="T217">le HMM is a statistical model of a<text:s/></text:span><text:span text:style-name="T218">multiple sequence alignment, where</text:span></text:p>
      <text:p text:style-name="P219">probabilities are assigned to each amino acid at each position in the alignment, and to the transitions between positions.</text:p>
      <text:p text:style-name="P220">→ pHHM have formal probabilistic basis and a consis-tent theory behind insertion and gap scores</text:p>
      <text:p text:style-name="P221">→<text:s/>Nature uses protein domains as building blocks, shuffling them to create multi-domain proteins. Domains are conserved part of the protein that have a function and can work independently (often). It makes more sence to calssify the domains not entire proteins into families.</text:p>
      <text:p text:style-name="P222"><text:span text:style-name="T223">→ MSA: In a multiple sequence alignment, several sequences are<text:s/></text:span><text:span text:style-name="T224">ﬁ</text:span><text:span text:style-name="T225">tted on top of each other,such that the amino acids placed above each other in the alignment are as similar as possible. MSAs allow representation inserts and deletions (dash</text:span><text:span text:style-name="T226">es).</text:span></text:p>
      <text:p text:style-name="P227">→ Sequence similarties between proteins of the same domain might be really low (sequence of RNA-polymerase domain are highly diverse). So traditional BLASt comparisons will fail here.</text:p>
      <text:soft-page-break/>
      <text:p text:style-name="P228">→ we construct alignments to break proteins into domains for a given family. We construct profiles for each domain and we compare new sequences against that domain-profile.identify common sequence characteristics</text:p>
      <text:p text:style-name="P229">→ We have MSA and theta (fraction of maximum inserts), pseudocount as Input.</text:p>
      <text:p text:style-name="P230">→ The used MSA consists of known<text:s/>already known members of the protein family ( for example RNA-polymerase). We construct our profile for that known protein family based on the MSA.</text:p>
      <text:p text:style-name="P231">→ GOAL: be used to locate struc-turally or functionally important residues, since they are conserved in the<text:s/>sequences</text:p>
      <text:p text:style-name="P232">and consequently receives high probabilities in the HMM.</text:p>
      <text:p text:style-name="P233">→ output: transition and emission matrices of the profile HMM.</text:p>
      <text:p text:style-name="P234">→ We use pHMM to decide if our new unknown protein belongs to the protein family depicted by the profile (is it an RNA-Polymerase?).</text:p>
      <text:p text:style-name="P235">→ We remove columns where the fraction of insertions exceeds a threshold theta. We get a MSA where each column has a relativly low number of insertions.</text:p>
      <text:p text:style-name="P236">→ We construct a profile of that allignment.</text:p>
      <text:p text:style-name="P237">→ each node has an emission propability<text:s/>corresponding to all possible proteins possible.</text:p>
      <text:p text:style-name="P238">→ emission states: We define the emission propability as the count of the emitted aminoacids from a specific state/ column/position.</text:p>
      <text:p text:style-name="P239">→ transitions states: We generate hidden paths for each row (msa) in the profile. <text:s/>Transition state „from“ a state should add up to 1, except end state which doesnt have any. Count number of states (number of sequences in msa) and divide them with number of sequences in that state. If I have 10 sequences and 5 go to match, 3 to<text:s/>insert and 2 to delete at position M4, than the propability of match at M4 is 5/10 = 50 %.</text:p>
      <text:p text:style-name="P240">→ All Amino acids are represented. If an amino acid did not appear in our MSA, then if will be represented by a pseudocount with a small propability (1/20). Its never 0 propability.</text:p>
      <text:p text:style-name="P241"><text:span text:style-name="T242">A pro</text:span><text:span text:style-name="T243">ﬁ</text:span><text:span text:style-name="T244">le HMM consists of a collection of states of three kinds (Figure 9): match</text:span></text:p>
      <text:soft-page-break/>
      <text:p text:style-name="P245">states, which correspond to the positions in the consensus sequence, insert states,</text:p>
      <text:p text:style-name="P246">which model insertions with respect to the consensus, and delete states, which repre-</text:p>
      <text:p text:style-name="P247">sent deletions with respect to the consensus.</text:p>
      <text:p text:style-name="P248">→ Start and End states also exist. End states are unique to pHMM, since traditional HMM dont have an endstate.</text:p>
      <text:p text:style-name="P249"><text:span text:style-name="T250">→ Match states: These are transitions between positions where our sequence matches some</text:span><text:span text:style-name="T251">thing in our model. The match states represent the conserved regions. Eachz Match state will represent 1 Amino acid, since we can emmit only a single symbol.<text:s/></text:span><text:span text:style-name="T252">Match state bildet die Konsensussequenz ab und die Inserts und deletes werden durch andere states<text:s/></text:span><text:span text:style-name="T253">abgebildet.</text:span></text:p>
      <text:p text:style-name="P254">→ Insertionsstates model inserts and are the only once that loop with themselfs. Meaning the pHH is unidirectional otherwise. We always move forward from start state to end state with no returns to an old state. There are other models which allow going back. They allow repeat alignments. We can use the frequency of amino acids in nature for the insert propability if msa is not given for a specific amino acid.loops allow for arbitrary length insertionsrelative to the consensus sequence</text:p>
      <text:p text:style-name="P255">→ Deletionsstates also exist. They do not have emission states.</text:p>
      <text:p text:style-name="P256">→ We use vitebri Algorithm to find optimal hidden path. If propabilty threshold is satisfied, we classify the unknown protein as belonging to the family. Number of rows in virtebri diagram corresponds to number of emitted states in HMM diagram.</text:p>
      <text:p text:style-name="P257">→ Pfam is a commonly used Profile Hidden Markov Model Database. Here we use custom once.</text:p>
      <text:p text:style-name="P258">→ disadvantage: We can start wil an insert. We have to start with a match state. Meaning we always start with a conserved region.</text:p>
      <text:p text:style-name="P259"/>
      <text:h text:style-name="Überschrift2" text:outline-level="2"><text:bookmark-start text:name="_Toc171073317"/>1.3.3 „Gathering“ their genome sequences for assembly<text:bookmark-end text:name="_Toc171073317"/></text:h>
      <text:h text:style-name="Überschrift2" text:outline-level="2"><text:bookmark-start text:name="__RefHeading___Toc674_1172864570"/><text:bookmark-start text:name="_Toc171073318"/>1.4 Competition<text:bookmark-end text:name="__RefHeading___Toc674_1172864570"/><text:bookmark-end text:name="_Toc171073318"/></text:h>
      <text:p text:style-name="P260"/>
      <text:soft-page-break/>
      <text:p text:style-name="P261">DAMIAN</text:p>
      <text:p text:style-name="P262"/>
      <text:p text:style-name="P263">Petabase-scale sequence alignment catalyses viral discovery</text:p>
      <text:p text:style-name="P264"/>
      <text:p text:style-name="P265">Seratus → A cloud computing infrastructure.</text:p>
      <text:p text:style-name="P266">Performs ultra-high-throuout sequence alignment at petabase scale<text:s/>→ meaned for large datasets in petabase size.</text:p>
      <text:p text:style-name="P267"/>
      <text:h text:style-name="Überschrift2" text:outline-level="2"><text:bookmark-start text:name="_Toc171073319"/>1.5 Aim of thesis<text:bookmark-end text:name="_Toc171073319"/></text:h>
      <text:p text:style-name="P268"/>
      <text:h text:style-name="Überschrift1" text:outline-level="1"><text:bookmark-start text:name="_Toc171073320"/><text:span text:style-name="T273">Material and Methods</text:span><text:bookmark-end text:name="_Toc171073320"/></text:h>
      <text:p text:style-name="P274"/>
      <text:h text:style-name="P275" text:outline-level="2">2.1 Data Availability Statement</text:h>
      <text:p text:style-name="P276"/>
      <text:p text:style-name="P277">All data, programs, and scripts, as well as the results generated within the scope of this work that are presented here, have been<text:s/>handed over to the 'Computational Virology Research Group', led by Jun. Prof. Dr. Chris Lauber. VirusHunterGatherer is available for download on Github at https://github.com/lauberlab/VirusHunterGatherer. Furthermore, an R package named 'Virusparies,' which includes functions for processing and visualizing VirusHunterGatherer output and generating summary statistics, has been developed as part of the master's thesis. It is available at https://github.com/SergejRuff/Virusparies.<text:s/></text:p>
      <text:p text:style-name="P278"/>
      <text:p text:style-name="P279"/>
      <text:h text:style-name="P280" text:outline-level="2">2.2 Software used</text:h>
      <text:p text:style-name="P281"/>
      <text:p text:style-name="P282">Viral discovery in raw and unprocessed sequencing data was first performed via VirusHunter, which conducts a homology search with profile Hidden Markov Models (pHMMs) of proteins specific to a virus group to identify potential viral sequences. Following this, VirusGatherer utilized these identified sequences, or micro contigs, from the VirusHunter step as seeds to assemble the complete viral genomes or larger yet incomplete viral contigs. Twincore´s 'Aeternitas' computing cluster was utilized to concurrently execute VirusHunterGatherer across multiple runs. VirusHunterGatherer is implemented in Perl but was executed using Snakemake, a Python-based workflow management system. Meaning, each component of the VirusHunterGatherer pipeline was represented by a rule, managed by Snakemake. A configuration file in .yaml format specified the paths of filter databases and input data on the 'Aeternitas' server. Both local FASTQ files and a list of SRA accessions, which are downloaded and converted to FASTQ format, are supported<text:s/>as input. Additionally, the configuration file allowed users to enable or disable the filter against host sequences. A table listing all necessary dependencies for runnning VirusHunterGatherer is provided (<text:span text:style-name="T283">Table x</text:span>).</text:p>
      <text:p text:style-name="P284"/>
      <text:h text:style-name="P285" text:outline-level="2">2.3 Material</text:h>
      <text:p text:style-name="P286">Three data sets were utilized for viral discovery of large DNA, small DNA, and RNA viruses,<text:s/><text:soft-page-break/>with each data set originating from different working groups. The samples in all three sets were derived from distinct viral host organisms.</text:p>
      <text:p text:style-name="P287"/>
      <text:h text:style-name="P288" text:outline-level="3">2.3.1 Taubert liver transplant data set</text:h>
      <text:p text:style-name="P289"/>
      <text:h text:style-name="P290" text:outline-level="3">2.3.2<text:s/>Pfaff data set</text:h>
      <text:p text:style-name="P291"/>
      <text:h text:style-name="P292" text:outline-level="3">2.3.3 Mammalia data set</text:h>
      <text:p text:style-name="P293"/>
      <text:p text:style-name="P294"/>
      <text:list text:style-name="LFO32" text:continue-numbering="true">
        <text:list-item>
          <text:p text:style-name="P295">Taubert data: Tabell emit Daten einfügen (vorher vielleicht den leeren Datensatz entfernen 19031.</text:p>
        </text:list-item>
        <text:list-item>
          <text:p text:style-name="P296">Mammals Data</text:p>
        </text:list-item>
        <text:list-item>
          <text:p text:style-name="P297">Florian Pfaff Data</text:p>
        </text:list-item>
        <text:list-item>
          <text:p text:style-name="P298">Anzahl an Daten erwähnen.</text:p>
        </text:list-item>
        <text:list-item>
          <text:p text:style-name="P299">Erwähnen, dass Taubert und Pfaff für smalldna,large dna<text:s/>und RNAvirus liefen, während Mammals nur RNAviruses waren.</text:p>
        </text:list-item>
        <text:list-item>
          <text:p text:style-name="P300">Erwähnen, was lokal und was SRA Daten waren. Datentypen erwähnen (FASTQ).</text:p>
        </text:list-item>
      </text:list>
      <text:p text:style-name="P301">Mammals data:</text:p>
      <text:p text:style-name="P302"><text:span text:style-name="T303">du findest die Virushunter Suchergebnisse in Mammals im Anhang und auf dem Linux server unter:</text:span></text:p>
      <text:p text:style-name="P304"><text:span text:style-name="T305">/mnt/twincore/</text:span><text:span text:style-name="T306">compvironas/share/11_virushunter_RNAvirusUpdate_mammals/</text:span></text:p>
      <text:p text:style-name="P307"/>
      <text:p text:style-name="P308"><text:span text:style-name="T309">Die Tabelle ist gross und du wirst es vermutlich nicht schaffen alle Treffer mit Virusgatherer zu assemblieren (wie besprochen kannst du beides, Hunter und Gatherer, laufen lassen). Ich schlage auch</text:span><text:span text:style-name="T310"><text:s/>vor, erstmal zu Filtern, damit eine machbare Anzahl von SRA runs uebrig bleibt, die du dann analysieren kannst. Deshalb nur Treffer einbeziehen, die alle folgenden Kriterien erfuellen:</text:span></text:p>
      <text:p text:style-name="P311"/>
      <text:p text:style-name="P312"><text:span text:style-name="T313">1) Treffer mit 'best_query' gegen eine bestimmte Virusgruppe (siehe u</text:span><text:span text:style-name="T314">nten)</text:span></text:p>
      <text:p text:style-name="P315"><text:span text:style-name="T316">2) 'num_hits' &gt; 4</text:span></text:p>
      <text:p text:style-name="P317"><text:span text:style-name="T318">3) 'ViralRefSeq_E' &lt; 1e-5</text:span></text:p>
      <text:p text:style-name="P319"><text:span text:style-name="T320">4) 'ViralRefSeq_ident' &lt; 90</text:span></text:p>
      <text:p text:style-name="P321"/>
      <text:p text:style-name="P322"><text:span text:style-name="T323">Ausserdem hier ein Ranking nach 'best_query' (also der Reihenfolge nach abarbeiten):</text:span></text:p>
      <text:p text:style-name="P324"/>
      <text:p text:style-name="P325"><text:span text:style-name="T326">1) Flavi_RdRp</text:span></text:p>
      <text:p text:style-name="P327"><text:span text:style-name="T328">2) Hepe-Virga_RdRp</text:span></text:p>
      <text:p text:style-name="P329"><text:span text:style-name="T330">3) Nido_RdRp</text:span></text:p>
      <text:p text:style-name="P331"><text:span text:style-name="T332">4) Negative_Bunya-Arena_RdRp, Negative_Mono-C</text:span><text:span text:style-name="T333">hu_RdRp, Negative_Orthomyxo_RdRp</text:span></text:p>
      <text:p text:style-name="P334"/>
      <text:p text:style-name="P335"><text:span text:style-name="T336">[danach die anderen 'best_query' Gruppen falls die Zeit es erlaubt, was ich nicht erwarte]</text:span></text:p>
      <text:p text:style-name="P337"/>
      <text:list text:style-name="LFO32" text:continue-numbering="true">
        <text:list-item>
          <text:p text:style-name="P338">Eine Liste an genutzten SRAs für alle Gruppen einfügen. Also eine Spalte für für jeden Run oder eine Observation für jeden Run.</text:p>
        </text:list-item>
      </text:list>
      <text:p text:style-name="P339"/>
      <text:h text:style-name="P340" text:outline-level="2">2.4 VirusHunter</text:h>
      <text:p text:style-name="P341">At the first stage of the data-driven Virus discovery, VirusHunter was employed to identify<text:s/><text:soft-page-break/>viral sequences within raw sequencing datasets using a sensitive homology search with profile Hidden Markov Models. This subchapter provides an overview of how VirusHunter was implemented and utilized within the context of this master´s thesis.</text:p>
      <text:p text:style-name="P342"/>
      <text:h text:style-name="P343" text:outline-level="3">2.4.1 SRA download</text:h>
      <text:p text:style-name="P344"/>
      <text:p text:style-name="P345">Both locally available FASTQ files and a list of SRA accessions are valid input files for VirusHunterGatherer. If a list containing SRA accession numbers is not provided, but a path with locally available FASTQ files is given, the locally available data will be used as input. Alternatively, when a list of SRA accession numbers is provided, the SRA Toolkit's prefetch and fastq-dump tools download sequencing data from the NCBI SRA database. Both types of input were used in this thesis: datasets provided by Dr. Florian Pfaff and Prof. Dr. med. Richard Taubert were available locally on the ‘Aeternitas’ server, while the datasets containing mammalian data were downloaded from the NCBI SRA database.</text:p>
      <text:p text:style-name="P346"/>
      <text:list text:style-name="LFO32" text:continue-numbering="true">
        <text:list-item>
          <text:p text:style-name="P347">Auf Daten und Accessions verweisen. Eine Tabelle für Taubert, Florian und Mammal Daten haben. Die Mammal daten sind Accessions und<text:s/></text:p>
        </text:list-item>
      </text:list>
      <text:p text:style-name="P348"/>
      <text:h text:style-name="P349" text:outline-level="3">2.4.2 Preprocessing of FASTQ files for VirusHunter</text:h>
      <text:p text:style-name="P350"/>
      <text:p text:style-name="P351">Trimming of sequencing adapters and removal of low-quality bases occurred in parallel for each file using fastp. Auto-detection identified and removed adapter sequences. Reads shorter than 15 bases, containing more than 5 ‘N’ bases, or having more than 40% of bases with a<text:s/>Phred quality score of 15 were classified as low quality and discarded. For paired-end reads, a single FASTQ file combined both reads in an alternating order. Fastp generates report files in JSON and HTML format, along with a trimmed FASTQ file. The processed FASTQ files were transformed into FASTA format via seqtk, preserving only the sequence information. Thereafter, transeq translated the sequences into protein for each of the six reading frames.</text:p>
      <text:p text:style-name="P352"/>
      <text:p text:style-name="P353"/>
      <text:h text:style-name="P354" text:outline-level="3">2.4.3 Sensitive homology-based detection of viral sequence reads in unprocessed data</text:h>
      <text:p text:style-name="P355"/>
      <text:p text:style-name="P356">Detection of viral reads in unprocessed sequencing data was accomplished using the hmmsearch tool, which allows for the identification of viral sequences by querying a set of pHMMs. The protein sequences translated from each of the six reading frames were applied in six separate HMMer searches, each against query pHMMs specific to protein domains<text:s/><text:soft-page-break/>associated with RNA, small DNA, or large DNA viruses. The size of the target database for E-value calculations was set to six times the number of reads, accounting for each reading frame. An E-value of 10 was <text:s/>applied to report hits in the sequence search. The significance of each search result was then assessed using two criteria: the number of hits and the minimum E-value observed. If<text:s/>the total number of hits met or exceeded a threshold of two, or if the globally best E-value was below 0.01, the results were considered significant. Score, E-value, and query profile for each significant hit were then exported. FASTA files with non-significant results were deleted and not used further.</text:p>
      <text:p text:style-name="P357"/>
      <text:p text:style-name="P358"/>
      <text:list text:style-name="LFO32" text:continue-numbering="true">
        <text:list-item>
          <text:p text:style-name="P359">Hmmsearch und die genutzten Parameter erwähnen.</text:p>
        </text:list-item>
        <text:list-item>
          <text:p text:style-name="P360">Erwähnen, woraus die phmm profile bestehen. Was wurde für RNA, large dna und small dna benutzt?</text:p>
        </text:list-item>
      </text:list>
      <text:p text:style-name="P361"/>
      <text:h text:style-name="P362" text:outline-level="3">2.4.4 Filtering against contaminants and viral reference<text:s/>sequences</text:h>
      <text:p text:style-name="P363"/>
      <text:p text:style-name="P364">Further filtering was performed only on data with significant hits. First, vsearch deduplicated hits by removing sequences that had identical length and nucleotide content. Deduplicated reads were then assembled to micro contigs via CAP3<text:s/>assembler. Only those sequences that overlapped by at least 75% and had a minimum of 20 matching bases were considered for assembly.<text:s/>As part of the master´s thesis, modifications were made to the VirusHunter Pipeline to make the filter against host sequences optional. Consequently, only the filters against custom contaminants and the viral database were applied.<text:s/>Filtering against custom contaminants was performed using BLASTN. The contaminant<text:s/>database included ubiquitin sequences, and any matches with an E-value above 1e-4 were excluded. Afterwards, the remaining<text:s/>contigs were filtered against a viral database via TBLASTX, and only matches with an E-Value lower than 1 were retained.</text:p>
      <text:p text:style-name="P365"/>
      <text:h text:style-name="Überschrift3" text:outline-level="3">2.4.5<text:s/>Output of VirusHunter</text:h>
      <text:p text:style-name="P366"/>
      <text:p text:style-name="P367"><text:span text:style-name="T368">VirusH</text:span><text:span text:style-name="T369">unter exported</text:span><text:span text:style-name="T370"><text:s/>the sequences of the<text:s/></text:span><text:span text:style-name="T371">filtered contigs in a compressed FASTA file. Furthermore, results for hits found at each step of the pipeline were documented in separate hittables files for each sequencing experiment. These individual results were then compiled into a final VirusHunter hittable. A</text:span><text:span text:style-name="T372"><text:s/></text:span><text:span text:style-name="T373">VirusH</text:span><text:span text:style-name="T374">unter hittable contained 11 to 15 characteristic columns, depending on whether the input sequencing data was local or downloaded from<text:s/></text:span><text:span text:style-name="T375">the NCBI SRA database</text:span><text:span text:style-name="T376"><text:s/></text:span><text:span text:style-name="T377">[Tabell emit typischen Aufbau für beide haben und drauf verweisen</text:span><text:span text:style-name="T378">].</text:span></text:p>
      <text:p text:style-name="P379"/>
      <text:p text:style-name="P380">For Data downloaded from NCBI, the hittable included columns<text:s/>with identifiers for each<text:s/><text:soft-page-break/>SRA run, sample, and study identifier.<text:s/>Additionally, the hittable featured columns with details about the host taxon and the host taxon identifier. For each SRA run, the best match against the viral reference database was documented, providing details such as the viral reference taxonomy name, the percentage of amino acid alignment with the viral reference, and the E-value of the best match. The E-value and the name of the best HMM profile match were also documented in separate columns, along the number of viral contigs identified for each SRA run.</text:p>
      <text:p text:style-name="P381">For locally processed data, the hittable omitted the columns related to SRA identifiers and host information, replacing them with a single column for the Identifiers<text:s/>of the local FASTQ files.</text:p>
      <text:p text:style-name="P382"/>
      <text:h text:style-name="P383" text:outline-level="2">2.5 VirusGatherer</text:h>
      <text:p text:style-name="P384"/>
      <text:p text:style-name="P385">The identified viral contigs found in<text:s/>the VirusHunter stage serve as seeds for the progressive assembly of full-length viral genome sequences. This section details how VirusGatherer was utilized<text:s/>in this work.</text:p>
      <text:p text:style-name="P386"/>
      <text:h text:style-name="Überschrift3" text:outline-level="3">2.5.1 Preprocessing</text:h>
      <text:p text:style-name="P387"/>
      <text:list text:style-name="LFO32" text:continue-numbering="true">
        <text:list-item>
          <text:p text:style-name="P388">Input aus VirusHunter nennen. Gehe explizit drauf ein, dass es VirusHunter braucht.</text:p>
        </text:list-item>
        <text:list-item>
          <text:p text:style-name="P389">Preprocessing Schritte nennen. Sag einfach, dass fastp und 6 frames wie in hunter benutzt wurde.<text:s/>Führe 2.5.1 und 2.5.2 zusammen.</text:p>
        </text:list-item>
        <text:list-item>
          <text:p text:style-name="P390">Paramater</text:p>
        </text:list-item>
      </text:list>
      <text:p text:style-name="P391"/>
      <text:h text:style-name="Überschrift3" text:outline-level="3">2.5.2 Assembly of Contigs</text:h>
      <text:p text:style-name="P392"/>
      <text:list text:style-name="LFO32" text:continue-numbering="true">
        <text:list-item>
          <text:p text:style-name="P393">Nenne die Paramater von genseed (genseed selbst in Intro erklären)</text:p>
        </text:list-item>
        <text:list-item>
          <text:p text:style-name="P394">Den genutzten<text:s/>Assemblierer erwähnen.</text:p>
        </text:list-item>
      </text:list>
      <text:p text:style-name="P395"/>
      <text:h text:style-name="Überschrift3" text:outline-level="3">2.5.3 Filter against viral reference database</text:h>
      <text:p text:style-name="P396"/>
      <text:list text:style-name="LFO32" text:continue-numbering="true">
        <text:list-item>
          <text:p text:style-name="P397">Paramater erwähnen.</text:p>
        </text:list-item>
        <text:list-item>
          <text:p text:style-name="P398">Woraus die Datenbank besteht vielleicht.</text:p>
        </text:list-item>
      </text:list>
      <text:p text:style-name="P399"/>
      <text:h text:style-name="Überschrift3" text:outline-level="3">2.5.4 Output of VirusGatherer</text:h>
      <text:p text:style-name="P400"/>
      <text:list text:style-name="LFO32" text:continue-numbering="true">
        <text:list-item>
          <text:p text:style-name="P401">Erwähne Hittable</text:p>
        </text:list-item>
        <text:list-item>
          <text:p text:style-name="P402">Andere Resultate (Contigs)</text:p>
        </text:list-item>
        <text:list-item>
          <text:p text:style-name="P403">Logs folder</text:p>
        </text:list-item>
        <text:list-item>
          <text:p text:style-name="P404">Results folder.</text:p>
        </text:list-item>
      </text:list>
      <text:p text:style-name="P405"/>
      <text:soft-page-break/>
      <text:h text:style-name="Überschrift2" text:outline-level="2">2.6 Virusparies</text:h>
      <text:p text:style-name="P406"/>
      <text:p text:style-name="P407">One of the outcomes of this master´s thesis was the development of the R package Virusparies.<text:s/><text:span text:style-name="T408">Virusparies provides functions to subset and process hittables, calculate summary statistics, and create plots and graphical tables for VirusHunter and VirusGathere</text:span><text:span text:style-name="T409">r hittables. Both import of hittables into R and export of results in a user-specified file format was handled by Virusparies. Virus family names were extracted from the ‘ViralRefSeq_taxonomy’ column for each observation of the hittables via the VhgPreproc</text:span><text:span text:style-name="T410">essTaxa function.<text:s/></text:span>Where no family name is present, but it is possible to infer the phylum from other information in the ‘ViralRefSeq_taxonomy’ column, ‘unclassified’ followed by the phylum name was used. If inferring the phylum was not possible, only ‘unclassified’ was assigned to the observation. The processed taxonomy data was subsequently used to group data for plots and summary statistics calculations. Boxplots were generated to visualize the distribution of E-values (‘ViralRefSeq_E’), identity percentages (‘ViralRefSeq_ident’), and contig lengths (‘contig_len’) for each group. The sum of hits for each virus group and the distribution of viral groups detected across query sequences were plotted in bar charts. The relationship between viral reference sequence identity and the negative logarithm of viral E-values was depicted in scatter plots. When VirusGatherer were used as input, a bubble plot was generated instead, with contig lengths represented by the size of the bubbles. Crucially, each dataset was filtered to include only observations with an E-value of 1e-5 or lower in the ‘ViralRefSeq_E’ column before plotting. When E-values were plotted, the negative logarithm of the threshold served as a cutoff line instead, and no filtering was applied. In some cases where E-values were visualized, E-values of exactly zero resulted in infinite values when transforming to their negative logarithm. To address this, all E-values of zero were replaced with the smallest E-value greater than zero. If the smallest E-value was above the cutoff (1e-5), zeros were replaced with the cutoff multiplied by ten raised to the power of negative ten. The mode, median, mean, standard deviation, and first (Q1) and third (Q3) quartiles were calculated for viral E-values, identity percentages, and contig lengths, and the results were summarized in tables.</text:p>
      <text:h text:style-name="P411" text:outline-level="1"><text:bookmark-start text:name="_Toc171073321"/><text:soft-page-break/><text:span text:style-name="T416">Results</text:span><text:bookmark-end text:name="_Toc171073321"/></text:h>
      <text:h text:style-name="P417" text:outline-level="1"><text:bookmark-start text:name="_Toc171073322"/><text:soft-page-break/><text:span text:style-name="T422">Discussion</text:span><text:bookmark-end text:name="_Toc171073322"/></text:h>
      <text:p text:style-name="P423"/>
      <text:p text:style-name="P428"/>
      <text:h text:style-name="Überschrift1" text:outline-level="1"><text:bookmark-start text:name="_Toc171073323"/><text:span text:style-name="T429">Bibliography</text:span><text:bookmark-end text:name="_Toc171073323"/></text:h>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auto-update="true" style:default-outline-level="1">
      <style:paragraph-properties fo:keep-with-next="always" fo:keep-together="always" fo:text-align="justify" fo:margin-top="0.0833in" fo:margin-bottom="0.0416in" fo:line-height="200%"/>
      <style:text-properties style:font-name-complex="Times New Roman" fo:font-weight="bold" style:font-weight-asian="bold" fo:font-size="14pt" style:font-size-asian="14pt" style:font-size-complex="14pt" fo:hyphenate="false"/>
    </style:style>
    <style:style style:name="Überschrift2" style:display-name="Überschrift 2" style:family="paragraph" style:parent-style-name="Standard" style:next-style-name="Standard" style:auto-update="true" style:default-outline-level="2">
      <style:paragraph-properties fo:keep-with-next="always" fo:keep-together="always" fo:text-align="justify" fo:margin-top="0.0833in" fo:margin-bottom="0.0416in" fo:line-height="200%" fo:margin-left="0.4in" fo:text-indent="-0.4in">
        <style:tab-stops/>
      </style:paragraph-properties>
      <style:text-properties style:font-name-complex="Times New Roman" fo:font-weight="bold" style:font-weight-asian="bold" style:font-weight-complex="bold" fo:font-size="12pt" style:font-size-asian="12pt" style:font-size-complex="12pt" fo:hyphenate="false"/>
    </style:style>
    <style:style style:name="Überschrift3" style:display-name="Überschrift 3" style:family="paragraph" style:parent-style-name="Standard" style:next-style-name="Standard" style:auto-update="true" style:default-outline-level="3">
      <style:paragraph-properties fo:keep-with-next="always" fo:keep-together="always" fo:margin-top="0.0277in" fo:margin-bottom="0in" fo:line-height="150%" fo:margin-left="0.5in" fo:text-indent="-0.5in">
        <style:tab-stops/>
      </style:paragraph-properties>
      <style:text-properties fo:font-weight="bold" style:font-weight-asian="bold" fo:font-size="12pt" style:font-size-asian="12pt" style:font-size-complex="12pt" fo:language="de" fo:country="DE" fo:hyphenate="false"/>
    </style:style>
    <style:style style:name="Überschrift4" style:display-name="Überschrift 4" style:family="paragraph" style:parent-style-name="Standard" style:next-style-name="Standard" style:auto-update="true" style:default-outline-level="4">
      <style:paragraph-properties fo:keep-with-next="always" fo:keep-together="always" fo:margin-top="0.1111in" fo:margin-bottom="0.0833in" fo:line-height="200%"/>
      <style:text-properties style:font-name-complex="Times New Roman" fo:font-weight="bold" style:font-weight-asian="bold" style:font-style-complex="italic" fo:font-size="13pt" style:font-size-asian="13pt"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mbria" style:font-name-complex="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Cambria" style:font-name-complex="Times New Roman" fo:color="#243F60"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Cambria" style:font-name-complex="Times New Roman" fo:font-style="italic" style:font-style-asian="italic" style:font-style-complex="italic" fo:color="#243F60"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style:font-name="Cambria" style:font-name-complex="Times New Roman" fo:color="#272727" fo:font-size="10.5pt" style:font-size-asian="10.5pt" style:font-size-complex="10.5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style:font-name="Cambria" style:font-name-complex="Times New Roman" fo:font-style="italic" style:font-style-asian="italic" style:font-style-complex="italic" fo:color="#272727" fo:font-size="10.5pt" style:font-size-asian="10.5pt" style:font-size-complex="10.5pt" fo:hyphenate="false"/>
    </style:style>
    <style:style style:name="Standard" style:display-name="Standard" style:family="paragraph">
      <style:paragraph-properties fo:widows="2" fo:orphans="2" fo:margin-bottom="0.1111in"/>
      <style:text-properties fo:hyphenate="false"/>
    </style:style>
    <style:style style:name="Absatz-Standardschriftart" style:display-name="Absatz-Standardschriftart" style:family="text"/>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Noto Sans Devanagari" fo:font-size="12pt" style:font-size-asian="12pt" fo:hyphenate="false"/>
    </style:style>
    <style:style style:name="Beschriftung" style:display-name="Beschriftung" style:family="paragraph" style:parent-style-name="Standard" style:next-style-name="Standard" style:auto-update="true">
      <style:paragraph-properties fo:margin-top="0.0555in" fo:margin-bottom="0.0277in"/>
      <style:text-properties fo:font-weight="bold" style:font-weight-asian="bold" style:font-style-complex="italic" fo:font-size="9pt" style:font-size-asian="9pt" style:font-size-complex="9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HeaderandFooter" style:display-name="Header and Footer" style:family="paragraph" style:parent-style-name="Standard">
      <style:text-properties fo:hyphenate="false"/>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Contents1" style:display-name="Contents 1" style:family="paragraph" style:parent-style-name="Standard" style:next-style-name="Standard" style:auto-update="true">
      <style:paragraph-properties fo:margin-top="0.0833in" fo:margin-bottom="0.0833in" fo:line-height="150%" fo:margin-left="0.3069in" fo:text-indent="-0.3069in">
        <style:tab-stops>
          <style:tab-stop style:type="left" style:position="0.3055in"/>
          <style:tab-stop style:type="right" style:leader-style="dotted" style:leader-text="." style:position="6.293in"/>
        </style:tab-stops>
      </style:paragraph-properties>
      <style:text-properties style:font-name-complex="Calibri" fo:font-weight="bold" style:font-weight-asian="bold" style:font-weight-complex="bold" style:font-size-complex="12pt" fo:hyphenate="false"/>
    </style:style>
    <style:style style:name="Contents2" style:display-name="Contents 2" style:family="paragraph" style:parent-style-name="Standard" style:next-style-name="Standard" style:auto-update="true">
      <style:paragraph-properties fo:margin-top="0.0833in" fo:margin-bottom="0.0833in" fo:line-height="150%" fo:margin-left="0.5in" fo:margin-right="0.1972in" fo:text-indent="-0.5in">
        <style:tab-stops/>
      </style:paragraph-properties>
      <style:text-properties style:font-name-complex="Calibri" fo:font-weight="bold" style:font-weight-asian="bold" style:font-weight-complex="bold" style:font-size-complex="10pt" fo:hyphenate="false"/>
    </style:style>
    <style:style style:name="Contents3" style:display-name="Contents 3" style:family="paragraph" style:parent-style-name="Standard" style:next-style-name="Standard" style:auto-update="true">
      <style:paragraph-properties fo:margin-top="0.0833in" fo:margin-bottom="0.0833in" fo:line-height="150%" fo:margin-left="0.7638in" fo:text-indent="-0.6104in">
        <style:tab-stops>
          <style:tab-stop style:type="left" style:position="0.6111in"/>
          <style:tab-stop style:type="right" style:leader-style="dotted" style:leader-text="." style:position="6.293in"/>
        </style:tab-stops>
      </style:paragraph-properties>
      <style:text-properties style:font-name-complex="Calibri" style:font-size-complex="10pt" fo:hyphenate="false"/>
    </style:style>
    <style:style style:name="Contents4" style:display-name="Contents 4" style:family="paragraph" style:parent-style-name="Standard" style:next-style-name="Standard" style:auto-update="true">
      <style:paragraph-properties fo:margin-top="0.0833in" fo:margin-bottom="0.0833in" fo:line-height="150%" fo:margin-left="0.8069in" fo:margin-right="0.1972in" fo:text-indent="-0.5in">
        <style:tab-stops/>
      </style:paragraph-properties>
      <style:text-properties style:font-name-complex="Calibri" style:font-size-complex="10pt" fo:hyphenate="false"/>
    </style:style>
    <style:style style:name="Contents5" style:display-name="Contents 5" style:family="paragraph" style:parent-style-name="Standard" style:next-style-name="Standard" style:auto-update="true">
      <style:paragraph-properties fo:margin-bottom="0in" fo:margin-left="0.4583in">
        <style:tab-stops/>
      </style:paragraph-properties>
      <style:text-properties style:font-name-complex="Calibri" fo:font-size="10pt" style:font-size-asian="10pt" style:font-size-complex="10pt" fo:hyphenate="false"/>
    </style:style>
    <style:style style:name="Contents6" style:display-name="Contents 6" style:family="paragraph" style:parent-style-name="Standard" style:next-style-name="Standard" style:auto-update="true">
      <style:paragraph-properties fo:margin-bottom="0in" fo:margin-left="0.6111in">
        <style:tab-stops/>
      </style:paragraph-properties>
      <style:text-properties style:font-name-complex="Calibri" fo:font-size="10pt" style:font-size-asian="10pt" style:font-size-complex="10pt" fo:hyphenate="false"/>
    </style:style>
    <style:style style:name="Contents7" style:display-name="Contents 7" style:family="paragraph" style:parent-style-name="Standard" style:next-style-name="Standard" style:auto-update="true">
      <style:paragraph-properties fo:margin-bottom="0in" fo:margin-left="0.7638in">
        <style:tab-stops/>
      </style:paragraph-properties>
      <style:text-properties style:font-name-complex="Calibri" fo:font-size="10pt" style:font-size-asian="10pt" style:font-size-complex="10pt" fo:hyphenate="false"/>
    </style:style>
    <style:style style:name="Contents8" style:display-name="Contents 8" style:family="paragraph" style:parent-style-name="Standard" style:next-style-name="Standard" style:auto-update="true">
      <style:paragraph-properties fo:margin-bottom="0in" fo:margin-left="0.9166in">
        <style:tab-stops/>
      </style:paragraph-properties>
      <style:text-properties style:font-name-complex="Calibri" fo:font-size="10pt" style:font-size-asian="10pt" style:font-size-complex="10pt" fo:hyphenate="false"/>
    </style:style>
    <style:style style:name="Contents9" style:display-name="Contents 9" style:family="paragraph" style:parent-style-name="Standard" style:next-style-name="Standard" style:auto-update="true">
      <style:paragraph-properties fo:margin-bottom="0in" fo:margin-left="1.0694in">
        <style:tab-stops/>
      </style:paragraph-properties>
      <style:text-properties style:font-name-complex="Calibri" fo:font-size="10pt" style:font-size-asian="10pt" style:font-size-complex="10pt" fo:hyphenate="false"/>
    </style:style>
    <style:style style:name="Indexüberschrift" style:display-name="Indexüberschrift" style:family="paragraph" style:parent-style-name="Heading">
      <style:text-properties fo:hyphenate="false"/>
    </style:style>
    <style:style style:name="ContentsHeading" style:display-name="Contents Heading" style:family="paragraph" style:parent-style-name="Überschrift1" style:next-style-name="Standard" style:default-outline-level="1">
      <style:text-properties style:language-asian="en" style:country-asian="GB" fo:hyphenate="false"/>
    </style:style>
    <style:style style:name="Formatvorlage1" style:display-name="Formatvorlage1" style:family="paragraph" style:parent-style-name="Überschrift1" style:default-outline-level="1">
      <style:text-properties fo:language="de" fo:country="DE"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FigureIndex1" style:display-name="Figure Index 1" style:family="paragraph" style:parent-style-name="Standard" style:next-style-name="Standard">
      <style:paragraph-properties fo:margin-top="0.0833in" fo:margin-bottom="0.0833in" fo:line-height="150%"/>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FigureIndexHeading" style:display-name="Figur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indexheading" style:display-name="Tabl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DefaultParagraphFontWW" style:display-name="Default Paragraph Font (WW)" style:family="text"/>
    <style:style style:name="KopfzeileZchn" style:display-name="Kopfzeile Zchn" style:family="text" style:parent-style-name="DefaultParagraphFontWW"/>
    <style:style style:name="FußzeileZchn" style:display-name="Fußzeile Zchn" style:family="text" style:parent-style-name="DefaultParagraphFontWW"/>
    <style:style style:name="Überschrift1Zchn" style:display-name="Überschrift 1 Zchn" style:family="text" style:parent-style-name="DefaultParagraphFontWW">
      <style:text-properties style:font-name-asian="Calibri" style:font-name-complex="Times New Roman" fo:font-weight="bold" style:font-weight-asian="bold" fo:font-size="17pt" style:font-size-asian="17pt" style:font-size-complex="16pt"/>
    </style:style>
    <style:style style:name="Überschrift2Zchn" style:display-name="Überschrift 2 Zchn" style:family="text" style:parent-style-name="DefaultParagraphFontWW">
      <style:text-properties style:font-name-asian="Calibri" style:font-name-complex="Times New Roman" fo:font-weight="bold" style:font-weight-asian="bold" fo:font-size="15pt" style:font-size-asian="15pt" style:font-size-complex="13pt"/>
    </style:style>
    <style:style style:name="Überschrift3Zchn" style:display-name="Überschrift 3 Zchn" style:family="text" style:parent-style-name="DefaultParagraphFontWW">
      <style:text-properties style:font-name-asian="Calibri" fo:font-weight="bold" style:font-weight-asian="bold" fo:font-size="14pt" style:font-size-asian="14pt" style:font-size-complex="12pt" fo:language="de" fo:country="DE"/>
    </style:style>
    <style:style style:name="Überschrift4Zchn" style:display-name="Überschrift 4 Zchn" style:family="text" style:parent-style-name="DefaultParagraphFontWW">
      <style:text-properties style:font-name-asian="Calibri" style:font-name-complex="Times New Roman" fo:font-weight="bold" style:font-weight-asian="bold" style:font-style-complex="italic" fo:font-size="13pt" style:font-size-asian="13pt"/>
    </style:style>
    <style:style style:name="Internetlink" style:display-name="Internet link" style:family="text" style:parent-style-name="DefaultParagraphFontWW">
      <style:text-properties fo:color="#0000FF" style:text-underline-type="single" style:text-underline-style="solid" style:text-underline-width="auto" style:text-underline-mode="continuous" style:text-underline-color="font-color"/>
    </style:style>
    <style:style style:name="Überschrift5Zchn" style:display-name="Überschrift 5 Zchn" style:family="text" style:parent-style-name="DefaultParagraphFontWW">
      <style:text-properties style:font-name="Cambria" style:font-name-asian="Calibri" style:font-name-complex="Times New Roman" fo:color="#365F91"/>
    </style:style>
    <style:style style:name="Überschrift6Zchn" style:display-name="Überschrift 6 Zchn" style:family="text" style:parent-style-name="DefaultParagraphFontWW">
      <style:text-properties style:font-name="Cambria" style:font-name-asian="Calibri" style:font-name-complex="Times New Roman" fo:color="#243F60"/>
    </style:style>
    <style:style style:name="Überschrift7Zchn" style:display-name="Überschrift 7 Zchn" style:family="text" style:parent-style-name="DefaultParagraphFontWW">
      <style:text-properties style:font-name="Cambria" style:font-name-asian="Calibri" style:font-name-complex="Times New Roman" fo:font-style="italic" style:font-style-asian="italic" style:font-style-complex="italic" fo:color="#243F60"/>
    </style:style>
    <style:style style:name="Überschrift8Zchn" style:display-name="Überschrift 8 Zchn" style:family="text" style:parent-style-name="DefaultParagraphFontWW">
      <style:text-properties style:font-name="Cambria" style:font-name-asian="Calibri" style:font-name-complex="Times New Roman" fo:color="#272727" fo:font-size="10.5pt" style:font-size-asian="10.5pt" style:font-size-complex="10.5pt"/>
    </style:style>
    <style:style style:name="Überschrift9Zchn" style:display-name="Überschrift 9 Zchn" style:family="text" style:parent-style-name="DefaultParagraphFontWW">
      <style:text-properties style:font-name="Cambria" style:font-name-asian="Calibri" style:font-name-complex="Times New Roman" fo:font-style="italic" style:font-style-asian="italic" style:font-style-complex="italic" fo:color="#272727" fo:font-size="10.5pt" style:font-size-asian="10.5pt" style:font-size-complex="10.5pt"/>
    </style:style>
    <style:style style:name="Platzhaltertext" style:display-name="Platzhaltertext" style:family="text" style:parent-style-name="DefaultParagraphFontWW">
      <style:text-properties fo:color="#808080"/>
    </style:style>
    <style:style style:name="hgkelc" style:display-name="hgkelc" style:family="text" style:parent-style-name="DefaultParagraphFontWW"/>
    <style:style style:name="it" style:display-name="it" style:family="text" style:parent-style-name="DefaultParagraphFontWW"/>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fo:font-size="26pt" style:font-size-asian="26pt"/>
    </style:style>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text-properties fo:font-size="26pt" style:font-size-asian="26pt"/>
    </style:style>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style style:name="ListLabel47" style:display-name="ListLabel 47" style:family="text">
      <style:text-properties style:font-name-complex="Courier New"/>
    </style:style>
    <style:style style:name="ListLabel48" style:display-name="ListLabel 48" style:family="text"/>
    <style:style style:name="ListLabel49" style:display-name="ListLabel 49" style:family="text"/>
    <style:style style:name="ListLabel50" style:display-name="ListLabel 50" style:family="text">
      <style:text-properties style:font-name-complex="Courier New"/>
    </style:style>
    <style:style style:name="ListLabel51" style:display-name="ListLabel 51" style:family="text"/>
    <style:style style:name="ListLabel52" style:display-name="ListLabel 52" style:family="text"/>
    <style:style style:name="ListLabel53" style:display-name="ListLabel 53" style:family="text">
      <style:text-properties style:font-name-complex="Courier New"/>
    </style:style>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text-properties style:font-name-asian="Calibri" style:font-name-complex="Arial"/>
    </style:style>
    <style:style style:name="ListLabel65" style:display-name="ListLabel 65" style:family="text">
      <style:text-properties style:font-name-complex="Courier New"/>
    </style:style>
    <style:style style:name="ListLabel66" style:display-name="ListLabel 66" style:family="text"/>
    <style:style style:name="ListLabel67" style:display-name="ListLabel 67" style:family="text"/>
    <style:style style:name="ListLabel68" style:display-name="ListLabel 68" style:family="text">
      <style:text-properties style:font-name-complex="Courier New"/>
    </style:style>
    <style:style style:name="ListLabel69" style:display-name="ListLabel 69" style:family="text"/>
    <style:style style:name="ListLabel70" style:display-name="ListLabel 70" style:family="text"/>
    <style:style style:name="ListLabel71" style:display-name="ListLabel 71" style:family="text">
      <style:text-properties style:font-name-complex="Courier New"/>
    </style:style>
    <style:style style:name="ListLabel72" style:display-name="ListLabel 72" style:family="text"/>
    <style:style style:name="ListLabel73" style:display-name="ListLabel 73" style:family="text"/>
    <style:style style:name="ListLabel74" style:display-name="ListLabel 74" style:family="text">
      <style:text-properties style:font-name-complex="Courier New"/>
    </style:style>
    <style:style style:name="ListLabel75" style:display-name="ListLabel 75" style:family="text"/>
    <style:style style:name="ListLabel76" style:display-name="ListLabel 76" style:family="text"/>
    <style:style style:name="ListLabel77" style:display-name="ListLabel 77" style:family="text">
      <style:text-properties style:font-name-complex="Courier New"/>
    </style:style>
    <style:style style:name="ListLabel78" style:display-name="ListLabel 78" style:family="text"/>
    <style:style style:name="ListLabel79" style:display-name="ListLabel 79" style:family="text"/>
    <style:style style:name="ListLabel80" style:display-name="ListLabel 80" style:family="text">
      <style:text-properties style:font-name-complex="Courier New"/>
    </style:style>
    <style:style style:name="ListLabel81" style:display-name="ListLabel 81" style:family="text"/>
    <style:style style:name="ListLabel82" style:display-name="ListLabel 82" style:family="text"/>
    <style:style style:name="ListLabel83" style:display-name="ListLabel 83" style:family="text">
      <style:text-properties style:font-name-complex="Courier New"/>
    </style:style>
    <style:style style:name="ListLabel84" style:display-name="ListLabel 84" style:family="text"/>
    <style:style style:name="ListLabel85" style:display-name="ListLabel 85" style:family="text"/>
    <style:style style:name="ListLabel86" style:display-name="ListLabel 86" style:family="text">
      <style:text-properties style:font-name-complex="Courier New"/>
    </style:style>
    <style:style style:name="ListLabel87" style:display-name="ListLabel 87" style:family="text"/>
    <style:style style:name="ListLabel88" style:display-name="ListLabel 88" style:family="text"/>
    <style:style style:name="ListLabel89" style:display-name="ListLabel 89" style:family="text">
      <style:text-properties style:font-name-complex="Courier New"/>
    </style:style>
    <style:style style:name="ListLabel90" style:display-name="ListLabel 90" style:family="text"/>
    <style:style style:name="ListLabel91" style:display-name="ListLabel 91" style:family="text"/>
    <style:style style:name="ListLabel92" style:display-name="ListLabel 92" style:family="text">
      <style:text-properties style:font-name-complex="Courier New"/>
    </style:style>
    <style:style style:name="ListLabel93" style:display-name="ListLabel 93" style:family="text"/>
    <style:style style:name="ListLabel94" style:display-name="ListLabel 94" style:family="text"/>
    <style:style style:name="ListLabel95" style:display-name="ListLabel 95" style:family="text">
      <style:text-properties style:font-name-complex="Courier New"/>
    </style:style>
    <style:style style:name="ListLabel96" style:display-name="ListLabel 96" style:family="text"/>
    <style:style style:name="ListLabel97" style:display-name="ListLabel 97" style:family="text"/>
    <style:style style:name="ListLabel98" style:display-name="ListLabel 98" style:family="text">
      <style:text-properties style:font-name-complex="Courier New"/>
    </style:style>
    <style:style style:name="ListLabel99" style:display-name="ListLabel 99" style:family="text"/>
    <style:style style:name="ListLabel100" style:display-name="ListLabel 100" style:family="text">
      <style:text-properties style:font-name-asian="Calibri" style:font-name-complex="Arial"/>
    </style:style>
    <style:style style:name="ListLabel101" style:display-name="ListLabel 101" style:family="text">
      <style:text-properties style:font-name-complex="Courier New"/>
    </style:style>
    <style:style style:name="ListLabel102" style:display-name="ListLabel 102" style:family="text"/>
    <style:style style:name="ListLabel103" style:display-name="ListLabel 103" style:family="text"/>
    <style:style style:name="ListLabel104" style:display-name="ListLabel 104" style:family="text">
      <style:text-properties style:font-name-complex="Courier New"/>
    </style:style>
    <style:style style:name="ListLabel105" style:display-name="ListLabel 105" style:family="text"/>
    <style:style style:name="ListLabel106" style:display-name="ListLabel 106" style:family="text"/>
    <style:style style:name="ListLabel107" style:display-name="ListLabel 107" style:family="text">
      <style:text-properties style:font-name-complex="Courier New"/>
    </style:style>
    <style:style style:name="ListLabel108" style:display-name="ListLabel 108" style:family="text"/>
    <style:style style:name="ListLabel109" style:display-name="ListLabel 109" style:family="text"/>
    <style:style style:name="ListLabel110" style:display-name="ListLabel 110" style:family="text"/>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18" style:display-name="ListLabel 118" style:family="text"/>
    <style:style style:name="ListLabel119" style:display-name="ListLabel 119" style:family="text"/>
    <style:style style:name="ListLabel120" style:display-name="ListLabel 120" style:family="text"/>
    <style:style style:name="ListLabel121" style:display-name="ListLabel 121" style:family="text"/>
    <style:style style:name="ListLabel122" style:display-name="ListLabel 122" style:family="text"/>
    <style:style style:name="ListLabel123" style:display-name="ListLabel 123" style:family="text"/>
    <style:style style:name="ListLabel124" style:display-name="ListLabel 124" style:family="text"/>
    <style:style style:name="ListLabel125" style:display-name="ListLabel 125" style:family="text"/>
    <style:style style:name="ListLabel126" style:display-name="ListLabel 126" style:family="text"/>
    <style:style style:name="ListLabel127" style:display-name="ListLabel 127" style:family="text"/>
    <style:style style:name="ListLabel128" style:display-name="ListLabel 128" style:family="text"/>
    <style:style style:name="ListLabel129" style:display-name="ListLabel 129" style:family="text"/>
    <style:style style:name="ListLabel130" style:display-name="ListLabel 130" style:family="text"/>
    <style:style style:name="ListLabel131" style:display-name="ListLabel 131" style:family="text"/>
    <style:style style:name="ListLabel132" style:display-name="ListLabel 132" style:family="text"/>
    <style:style style:name="ListLabel133" style:display-name="ListLabel 133" style:family="text"/>
    <style:style style:name="ListLabel134" style:display-name="ListLabel 134" style:family="text"/>
    <style:style style:name="ListLabel135" style:display-name="ListLabel 135" style:family="text"/>
    <style:style style:name="ListLabel136" style:display-name="ListLabel 136" style:family="text"/>
    <style:style style:name="ListLabel137" style:display-name="ListLabel 137" style:family="text"/>
    <style:style style:name="ListLabel138" style:display-name="ListLabel 138" style:family="text"/>
    <style:style style:name="ListLabel139" style:display-name="ListLabel 139" style:family="text"/>
    <style:style style:name="ListLabel140" style:display-name="ListLabel 140" style:family="text"/>
    <style:style style:name="ListLabel141" style:display-name="ListLabel 141" style:family="text"/>
    <style:style style:name="ListLabel142" style:display-name="ListLabel 142" style:family="text"/>
    <style:style style:name="ListLabel143" style:display-name="ListLabel 143" style:family="text"/>
    <style:style style:name="ListLabel144" style:display-name="ListLabel 144" style:family="text"/>
    <style:style style:name="IndexLink" style:display-name="Index Link" style:family="text"/>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Titel" style:display-name="Titel" style:family="paragraph" style:parent-style-name="Standard" style:next-style-name="Standard">
      <style:paragraph-properties fo:margin-bottom="0in"/>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KeinLeerraum" style:display-name="Kein Leerraum" style:family="paragraph">
      <style:paragraph-properties fo:widows="2" fo:orphans="2"/>
      <style:text-properties fo:hyphenate="false"/>
    </style:style>
    <style:style style:name="Untertitel" style:display-name="Untertitel" style:family="paragraph" style:parent-style-name="Standard" style:next-style-name="Standard">
      <style:text-properties style:font-name="Calibri" style:font-name-asian="Times New Roman" style:font-name-complex="Times New Roman" fo:color="#5A5A5A" fo:letter-spacing="0.0104in" fo:hyphenate="false"/>
    </style:style>
    <style:style style:name="UntertitelZchn" style:display-name="Untertitel Zchn" style:family="text" style:parent-style-name="Absatz-Standardschriftart">
      <style:text-properties style:font-name="Calibri" style:font-name-asian="Times New Roman" style:font-name-complex="Times New Roman" fo:color="#5A5A5A" fo:letter-spacing="0.0104in"/>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Hervorhebung" style:display-name="Hervorhebung" style:family="text" style:parent-style-name="Absatz-Standardschriftart">
      <style:text-properties fo:font-style="italic" style:font-style-asian="italic" style:font-style-complex="italic"/>
    </style:style>
    <style:style style:name="IntensiveHervorhebung" style:display-name="Intensive Hervorhebung" style:family="text" style:parent-style-name="Absatz-Standardschriftart">
      <style:text-properties fo:font-style="italic" style:font-style-asian="italic" style:font-style-complex="italic" fo:color="#5B9BD5"/>
    </style:style>
    <style:style style:name="Fett" style:display-name="Fett" style:family="text" style:parent-style-name="Absatz-Standardschriftart">
      <style:text-properties fo:font-weight="bold" style:font-weight-asian="bold" style:font-weight-complex="bold"/>
    </style:style>
    <style:style style:name="Formatvorlage2" style:display-name="Formatvorlage2" style:family="paragraph" style:parent-style-name="Standard">
      <style:paragraph-properties fo:widows="0" fo:orphans="0" fo:margin-bottom="0in"/>
      <style:text-properties fo:hyphenate="false"/>
    </style:style>
    <style:style style:name="Formatvorlage2Zchn" style:display-name="Formatvorlage2 Zchn" style:family="text" style:parent-style-name="Absatz-Standardschriftart"/>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8LVL1" style:family="text">
      <style:text-properties fo:font-size="26pt" style:font-size-asian="26pt"/>
    </style:style>
    <text:list-style style:name="WWNum3" style:display-name="WWNum3">
      <text:list-level-style-number text:level="1" text:style-name="WW_CharLFO18LVL1"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9LVL1" style:family="text">
      <style:text-properties fo:font-size="26pt" style:font-size-asian="26pt"/>
    </style:style>
    <text:list-style style:name="WWNum4" style:display-name="WWNum4">
      <text:list-level-style-number text:level="1" text:style-name="WW_CharLFO19LV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20LVL2" style:family="text">
      <style:text-properties style:font-name="Times New Roman" style:font-name-complex="Courier New"/>
    </style:style>
    <style:style style:name="WW_CharLFO20LVL5" style:family="text">
      <style:text-properties style:font-name="Times New Roman" style:font-name-complex="Courier New"/>
    </style:style>
    <style:style style:name="WW_CharLFO20LVL8" style:family="text">
      <style:text-properties style:font-name="Times New Roman" style:font-name-complex="Courier New"/>
    </style: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1LVL2" style:family="text">
      <style:text-properties style:font-name="Times New Roman" style:font-name-complex="Courier New"/>
    </style:style>
    <style:style style:name="WW_CharLFO21LVL5" style:family="text">
      <style:text-properties style:font-name="Times New Roman" style:font-name-complex="Courier New"/>
    </style:style>
    <style:style style:name="WW_CharLFO21LVL8" style:family="text">
      <style:text-properties style:font-name="Times New Roman" style:font-name-complex="Courier New"/>
    </style: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3LVL1" style:family="text">
      <style:text-properties style:font-name="Times New Roman" style:font-name-asian="Calibri" style:font-name-complex="Arial"/>
    </style:style>
    <style:style style:name="WW_CharLFO23LVL2" style:family="text">
      <style:text-properties style:font-name="Times New Roman" style:font-name-complex="Courier New"/>
    </style:style>
    <style:style style:name="WW_CharLFO23LVL5" style:family="text">
      <style:text-properties style:font-name="Times New Roman" style:font-name-complex="Courier New"/>
    </style:style>
    <style:style style:name="WW_CharLFO23LVL8" style:family="text">
      <style:text-properties style:font-name="Times New Roman" style:font-name-complex="Courier New"/>
    </style:style>
    <text:list-style style:name="WWNum8" style:display-name="WWNum8">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4LVL2" style:family="text">
      <style:text-properties style:font-name="Times New Roman" style:font-name-complex="Courier New"/>
    </style:style>
    <style:style style:name="WW_CharLFO24LVL5" style:family="text">
      <style:text-properties style:font-name="Times New Roman" style:font-name-complex="Courier New"/>
    </style:style>
    <style:style style:name="WW_CharLFO24LVL8" style:family="text">
      <style:text-properties style:font-name="Times New Roman" style:font-name-complex="Courier New"/>
    </style:style>
    <text:list-style style:name="WWNum9" style:display-name="WWNum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5LVL2" style:family="text">
      <style:text-properties style:font-name="Times New Roman" style:font-name-complex="Courier New"/>
    </style:style>
    <style:style style:name="WW_CharLFO25LVL5" style:family="text">
      <style:text-properties style:font-name="Times New Roman" style:font-name-complex="Courier New"/>
    </style:style>
    <style:style style:name="WW_CharLFO25LVL8" style:family="text">
      <style:text-properties style:font-name="Times New Roman" style:font-name-complex="Courier New"/>
    </style:style>
    <text:list-style style:name="WWNum10" style:display-name="WWNum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6LVL2" style:family="text">
      <style:text-properties style:font-name="Times New Roman" style:font-name-complex="Courier New"/>
    </style:style>
    <style:style style:name="WW_CharLFO26LVL5" style:family="text">
      <style:text-properties style:font-name="Times New Roman" style:font-name-complex="Courier New"/>
    </style:style>
    <style:style style:name="WW_CharLFO26LVL8" style:family="text">
      <style:text-properties style:font-name="Times New Roman" style:font-name-complex="Courier New"/>
    </style:style>
    <text:list-style style:name="WWNum11" style:display-name="WWNum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7LVL1" style:family="text">
      <style:text-properties style:font-name="Times New Roman" style:font-name-asian="Calibri" style:font-name-complex="Arial"/>
    </style:style>
    <style:style style:name="WW_CharLFO27LVL2" style:family="text">
      <style:text-properties style:font-name="Times New Roman" style:font-name-complex="Courier New"/>
    </style:style>
    <style:style style:name="WW_CharLFO27LVL5" style:family="text">
      <style:text-properties style:font-name="Times New Roman" style:font-name-complex="Courier New"/>
    </style:style>
    <style:style style:name="WW_CharLFO27LVL8" style:family="text">
      <style:text-properties style:font-name="Times New Roman" style:font-name-complex="Courier New"/>
    </style:style>
    <text:list-style style:name="WWNum12" style:display-name="WWNum12">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3" style:display-name="WWNum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5" style:display-name="WW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4">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2LVL1" style:family="text">
      <style:text-properties style:font-name="Wingdings" style:font-name-asian="Calibri" style:font-name-complex="Aria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1812in" fo:margin-bottom="0.5in" fo:margin-right="0.9847in" style:num-format="I"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875in"/>
      </style:footer-style>
    </style:page-layout>
    <style:page-layout style:name="PL1">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65in"/>
      </style:header-style>
      <style:footer-style>
        <style:header-footer-properties style:dynamic-spacing="true" fo:min-height="0.4902in"/>
      </style:footer-style>
    </style:page-layout>
    <style:style style:name="P91"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2" style:parent-style-name="Fußzeile" style:family="paragraph">
      <style:paragraph-properties fo:text-align="center"/>
    </style:style>
    <style:page-layout style:name="PL2">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4"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5" style:parent-style-name="Fußzeile" style:family="paragraph">
      <style:paragraph-properties fo:text-align="center"/>
    </style:style>
    <style:page-layout style:name="PL3">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7"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8" style:parent-style-name="Fußzeile" style:family="paragraph">
      <style:paragraph-properties fo:text-align="center"/>
    </style:style>
    <style:page-layout style:name="PL4">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2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29" style:parent-style-name="Fußzeile" style:family="paragraph">
      <style:paragraph-properties fo:text-align="center"/>
    </style:style>
    <style:page-layout style:name="PL5">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2"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3" style:parent-style-name="Fußzeile" style:family="paragraph">
      <style:paragraph-properties fo:text-align="center"/>
    </style:style>
    <style:page-layout style:name="PL6">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5"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6" style:parent-style-name="Fußzeile" style:family="paragraph">
      <style:paragraph-properties fo:text-align="center"/>
    </style:style>
    <style:page-layout style:name="PL7">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9" style:parent-style-name="Fußzeile" style:family="paragraph">
      <style:paragraph-properties fo:text-align="center"/>
    </style:style>
    <style:style style:name="T160" style:parent-style-name="Absatz-Standardschriftart" style:family="text">
      <style:text-properties fo:language="de" fo:country="DE"/>
    </style:style>
    <style:style style:name="P161" style:parent-style-name="Fußzeile" style:family="paragraph">
      <style:paragraph-properties fo:text-align="center"/>
    </style:style>
    <style:page-layout style:name="PL8">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269"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270" style:parent-style-name="Fußzeile" style:family="paragraph">
      <style:paragraph-properties fo:text-align="center"/>
    </style:style>
    <style:style style:name="T271" style:parent-style-name="Absatz-Standardschriftart" style:family="text">
      <style:text-properties fo:language="de" fo:country="DE"/>
    </style:style>
    <style:style style:name="P272" style:parent-style-name="Fußzeile" style:family="paragraph">
      <style:paragraph-properties fo:text-align="center"/>
    </style:style>
    <style:page-layout style:name="PL9">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412"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413" style:parent-style-name="Fußzeile" style:family="paragraph">
      <style:paragraph-properties fo:text-align="center"/>
    </style:style>
    <style:style style:name="T414" style:parent-style-name="Absatz-Standardschriftart" style:family="text">
      <style:text-properties fo:language="de" fo:country="DE"/>
    </style:style>
    <style:style style:name="P415" style:parent-style-name="Fußzeile" style:family="paragraph">
      <style:paragraph-properties fo:text-align="center"/>
    </style:style>
    <style:page-layout style:name="PL10">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41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419" style:parent-style-name="Fußzeile" style:family="paragraph">
      <style:paragraph-properties fo:text-align="center"/>
    </style:style>
    <style:style style:name="T420" style:parent-style-name="Absatz-Standardschriftart" style:family="text">
      <style:text-properties fo:language="de" fo:country="DE"/>
    </style:style>
    <style:style style:name="P421" style:parent-style-name="Fußzeile" style:family="paragraph">
      <style:paragraph-properties fo:text-align="center"/>
    </style:style>
    <style:page-layout style:name="PL11">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424"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425" style:parent-style-name="Fußzeile" style:family="paragraph">
      <style:paragraph-properties fo:text-align="center"/>
    </style:style>
    <style:style style:name="T426" style:parent-style-name="Absatz-Standardschriftart" style:family="text">
      <style:text-properties fo:language="de" fo:country="DE"/>
    </style:style>
    <style:style style:name="P427" style:parent-style-name="Fußzeile" style:family="paragraph">
      <style:paragraph-properties fo:text-align="center"/>
    </style:style>
  </office:automatic-styles>
  <office:master-styles>
    <style:master-page style:name="MP0" style:page-layout-name="PL0">
      <style:header>
        <text:p text:style-name="Kopfzeile"><text:tab/><text:tab/></text:p>
      </style:header>
    </style:master-page>
    <style:master-page style:name="MP1" style:page-layout-name="PL1">
      <style:header>
        <text:p text:style-name="P91">Zusammenfassung</text:p>
      </style:header>
      <style:footer>
        <text:p text:style-name="P92"><text:page-number style:num-format="I" text:fixed="false">I</text:page-number></text:p>
      </style:footer>
    </style:master-page>
    <style:master-page style:name="MP2" style:page-layout-name="PL2">
      <style:header>
        <text:p text:style-name="P94">Abstract</text:p>
      </style:header>
      <style:footer>
        <text:p text:style-name="P95"><text:page-number style:num-format="I" text:fixed="false">II</text:page-number></text:p>
      </style:footer>
    </style:master-page>
    <style:master-page style:name="MP3" style:page-layout-name="PL3">
      <style:header>
        <text:p text:style-name="P97">Table of Contents</text:p>
      </style:header>
      <style:footer>
        <text:p text:style-name="P98"><text:page-number style:num-format="I" text:fixed="false">III</text:page-number></text:p>
      </style:footer>
    </style:master-page>
    <style:master-page style:name="MP4" style:page-layout-name="PL4">
      <style:header>
        <text:p text:style-name="P128">List of Abbreviations</text:p>
      </style:header>
      <style:footer>
        <text:p text:style-name="P129"><text:page-number style:num-format="I" text:fixed="false">IV</text:page-number></text:p>
      </style:footer>
    </style:master-page>
    <style:master-page style:name="MP5" style:page-layout-name="PL5">
      <style:header>
        <text:p text:style-name="P152">Table of Figures</text:p>
      </style:header>
      <style:footer>
        <text:p text:style-name="P153"><text:page-number style:num-format="I" text:fixed="false">V</text:page-number></text:p>
      </style:footer>
    </style:master-page>
    <style:master-page style:name="MP6" style:page-layout-name="PL6">
      <style:header>
        <text:p text:style-name="P155">Index of Tables</text:p>
      </style:header>
      <style:footer>
        <text:p text:style-name="P156"><text:page-number style:num-format="I" text:fixed="false">VI</text:page-number></text:p>
      </style:footer>
    </style:master-page>
    <style:master-page style:name="MP7" style:page-layout-name="PL7">
      <style:header>
        <text:p text:style-name="P158">Introduction</text:p>
      </style:header>
      <style:footer>
        <text:p text:style-name="P159"><text:span text:style-name="T160"><text:page-number text:fixed="false">12</text:page-number></text:span></text:p>
        <text:p text:style-name="P161"/>
      </style:footer>
    </style:master-page>
    <style:master-page style:name="MP8" style:page-layout-name="PL8">
      <style:header>
        <text:p text:style-name="P269">Material and Methods</text:p>
      </style:header>
      <style:footer>
        <text:p text:style-name="P270"><text:span text:style-name="T271"><text:page-number text:fixed="false">17</text:page-number></text:span></text:p>
        <text:p text:style-name="P272"/>
      </style:footer>
    </style:master-page>
    <style:master-page style:name="MP9" style:page-layout-name="PL9">
      <style:header>
        <text:p text:style-name="P412">Results</text:p>
      </style:header>
      <style:footer>
        <text:p text:style-name="P413"><text:span text:style-name="T414"><text:page-number text:fixed="false">19</text:page-number></text:span></text:p>
        <text:p text:style-name="P415"/>
      </style:footer>
    </style:master-page>
    <style:master-page style:name="MP10" style:page-layout-name="PL10">
      <style:header>
        <text:p text:style-name="P418">Discussion</text:p>
      </style:header>
      <style:footer>
        <text:p text:style-name="P419"><text:span text:style-name="T420"><text:page-number text:fixed="false">20</text:page-number></text:span></text:p>
        <text:p text:style-name="P421"/>
      </style:footer>
    </style:master-page>
    <style:master-page style:name="MP11" style:page-layout-name="PL11">
      <style:header>
        <text:p text:style-name="P424">Bibliography</text:p>
      </style:header>
      <style:footer>
        <text:p text:style-name="P425"><text:span text:style-name="T426"><text:page-number text:fixed="false">21</text:page-number></text:span></text:p>
        <text:p text:style-name="P42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rik Fuhrmann</meta:initial-creator>
    <dc:creator>Ruff, Sergej</dc:creator>
    <meta:creation-date>2022-09-19T07:40:00Z</meta:creation-date>
    <dc:date>2024-07-23T16:01:00Z</dc:date>
    <meta:print-date>2022-09-18T12:20:00Z</meta:print-date>
    <meta:template xlink:href="Normal" xlink:type="simple"/>
    <meta:editing-cycles>127</meta:editing-cycles>
    <meta:editing-duration>PT0S</meta:editing-duration>
    <meta:user-defined meta:name="AppVersion">16.0000</meta:user-defined>
    <meta:document-statistic meta:page-count="24" meta:paragraph-count="47" meta:word-count="3272" meta:character-count="23841" meta:row-count="171" meta:non-whitespace-character-count="20616"/>
  </office:meta>
</office:document-meta>
</file>